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abf4f" officeooo:paragraph-rsid="012abf4f"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P1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03f0"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a9e2"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6c0cb"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9002e"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c824b" style:text-blinking="false" fo:background-color="transparent" style:font-size-asian="8pt" style:font-style-asian="normal" style:font-weight-asian="normal" style:font-size-complex="8pt" style:font-style-complex="normal" style:font-weight-complex="normal" loext:padding="0in" loext:border="none"/>
    </style:style>
    <style:style style:name="P1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0072"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ed448" style:text-blinking="false" fo:background-color="transparent" style:font-size-asian="8pt" style:font-style-asian="normal" style:font-weight-asian="normal" style:font-size-complex="8pt" style:font-style-complex="normal" style:font-weight-complex="normal"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9a29" style:text-blinking="false" fo:background-color="transparent" style:font-size-asian="8pt" style:font-style-asian="normal" style:font-weight-asian="normal" style:font-size-complex="8pt" style:font-style-complex="normal" style:font-weight-complex="normal" loext:padding="0in" loext:border="none"/>
    </style:style>
    <style:style style:name="P1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e443"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6f1c"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28ca0" officeooo:paragraph-rsid="01028ca0" style:text-blinking="false" fo:background-color="transparent" style:font-size-asian="8pt" style:font-style-asian="normal" style:font-weight-asian="normal" style:font-size-complex="8pt" style:font-style-complex="normal" style:font-weight-complex="normal" loext:padding="0in" loext:border="none"/>
    </style:style>
    <style:style style:name="P1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9367"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1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2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2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5d4de" style:text-blinking="false" fo:background-color="transparent" style:font-size-asian="8pt" style:font-style-asian="normal" style:font-weight-asian="normal" style:font-size-complex="8pt" style:font-style-complex="normal" style:font-weight-complex="normal" loext:padding="0in" loext:border="none"/>
    </style:style>
    <style:style style:name="P2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880a4"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2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d9e5"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06d1"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625f5"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fdb7d"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833b"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3f7a"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5faad" style:text-blinking="false" fo:background-color="transparent" style:font-size-asian="8pt" style:font-style-asian="normal" style:font-weight-asian="normal" style:font-size-complex="8pt" style:font-style-complex="normal" style:font-weight-complex="normal" loext:padding="0in" loext:border="none"/>
    </style:style>
    <style:style style:name="P2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9c099"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ed3dc" officeooo:paragraph-rsid="012ed3dc" style:text-blinking="false" fo:background-color="transparent" style:font-size-asian="8pt" style:font-style-asian="normal" style:font-weight-asian="normal" style:font-size-complex="8pt" style:font-style-complex="normal" style:font-weight-complex="normal" loext:padding="0in" loext:border="none"/>
    </style:style>
    <style:style style:name="P2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182e1" officeooo:paragraph-rsid="013182e1" style:text-blinking="false" fo:background-color="transparent" style:font-size-asian="8pt" style:font-style-asian="normal" style:font-weight-asian="normal" style:font-size-complex="8pt" style:font-style-complex="normal" style:font-weight-complex="normal" loext:padding="0in" loext:border="none"/>
    </style:style>
    <style:style style:name="P2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a9d57" officeooo:paragraph-rsid="013a9d57" style:text-blinking="false" fo:background-color="transparent" style:font-size-asian="8pt" style:font-style-asian="normal" style:font-weight-asian="normal" style:font-size-complex="8pt" style:font-style-complex="normal" style:font-weight-complex="normal" loext:padding="0in" loext:border="none"/>
    </style:style>
    <style:style style:name="P2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44c63a" officeooo:paragraph-rsid="0144c63a" style:text-blinking="false" fo:background-color="transparent" style:font-size-asian="8pt" style:font-style-asian="normal" style:font-weight-asian="normal" style:font-size-complex="8pt" style:font-style-complex="normal" style:font-weight-complex="normal" loext:padding="0in" loext:border="none"/>
    </style:style>
    <style:style style:name="P27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d1f47" officeooo:paragraph-rsid="012d1f47" style:text-blinking="false" fo:background-color="transparent" style:font-size-asian="8pt" style:font-style-asian="normal" style:font-weight-asian="bold" style:font-size-complex="8pt" style:font-style-complex="normal" style:font-weight-complex="bold" loext:padding="0in" loext:border="none"/>
    </style:style>
    <style:style style:name="P2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1479" officeooo:paragraph-rsid="01341479" style:text-blinking="false" fo:background-color="transparent" style:font-size-asian="8pt" style:font-style-asian="normal" style:font-weight-asian="bold" style:font-size-complex="8pt" style:font-style-complex="normal" style:font-weight-complex="bold" loext:padding="0in" loext:border="none"/>
    </style:style>
    <style:style style:name="P2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6a111" officeooo:paragraph-rsid="0136a111" style:text-blinking="false" fo:background-color="transparent" style:font-size-asian="8pt" style:font-style-asian="normal" style:font-weight-asian="bold" style:font-size-complex="8pt" style:font-style-complex="normal" style:font-weight-complex="bold" loext:padding="0in" loext:border="none"/>
    </style:style>
    <style:style style:name="P2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2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2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3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a9d57" officeooo:paragraph-rsid="013a9d57" style:text-blinking="false" fo:background-color="transparent" style:font-size-asian="8pt" style:font-style-asian="normal" style:font-weight-asian="bold" style:font-size-complex="8pt" style:font-style-complex="normal" style:font-weight-complex="bold" loext:padding="0in" loext:border="none"/>
    </style:style>
    <style:style style:name="P30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082c5" officeooo:paragraph-rsid="014082c5" style:text-blinking="false" fo:background-color="transparent" style:font-size-asian="8pt" style:font-style-asian="normal" style:font-weight-asian="bold" style:font-size-complex="8pt" style:font-style-complex="normal" style:font-weight-complex="bold" loext:padding="0in" loext:border="none"/>
    </style:style>
    <style:style style:name="P3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23f6d" officeooo:paragraph-rsid="01423f6d" style:text-blinking="false" fo:background-color="transparent" style:font-size-asian="8pt" style:font-style-asian="normal" style:font-weight-asian="bold" style:font-size-complex="8pt" style:font-style-complex="normal" style:font-weight-complex="bold" loext:padding="0in" loext:border="none"/>
    </style:style>
    <style:style style:name="P3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23f6d" officeooo:paragraph-rsid="01423f6d" style:text-blinking="false" fo:background-color="transparent" style:font-size-asian="8pt" style:font-style-asian="normal" style:font-weight-asian="bold" style:font-size-complex="8pt" style:font-style-complex="normal" style:font-weight-complex="bold" loext:padding="0in" loext:border="none"/>
    </style:style>
    <style:style style:name="P3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34358" officeooo:paragraph-rsid="01434358" style:text-blinking="false" fo:background-color="transparent" style:font-size-asian="8pt" style:font-style-asian="normal" style:font-weight-asian="bold" style:font-size-complex="8pt" style:font-style-complex="normal" style:font-weight-complex="bold" loext:padding="0in" loext:border="none"/>
    </style:style>
    <style:style style:name="P32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34358" officeooo:paragraph-rsid="01434358" style:text-blinking="false" fo:background-color="transparent" style:font-size-asian="8pt" style:font-style-asian="normal" style:font-weight-asian="bold" style:font-size-complex="8pt" style:font-style-complex="normal" style:font-weight-complex="bold" loext:padding="0in" loext:border="none"/>
    </style:style>
    <style:style style:name="P3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2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2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3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6264" officeooo:paragraph-rsid="014a6264" style:text-blinking="false" fo:background-color="transparent" style:font-size-asian="8pt" style:font-style-asian="normal" style:font-weight-asian="bold" style:font-size-complex="8pt" style:font-style-complex="normal" style:font-weight-complex="bold" loext:padding="0in" loext:border="none"/>
    </style:style>
    <style:style style:name="P33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a4a7" officeooo:paragraph-rsid="014aa4a7" style:text-blinking="false" fo:background-color="transparent" style:font-size-asian="8pt" style:font-style-asian="normal" style:font-weight-asian="bold" style:font-size-complex="8pt" style:font-style-complex="normal" style:font-weight-complex="bold" loext:padding="0in" loext:border="none"/>
    </style:style>
    <style:style style:name="P3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a4a7" officeooo:paragraph-rsid="014aa4a7" style:text-blinking="false" fo:background-color="transparent" style:font-size-asian="8pt" style:font-style-asian="normal" style:font-weight-asian="bold" style:font-size-complex="8pt" style:font-style-complex="normal" style:font-weight-complex="bold" loext:padding="0in" loext:border="none"/>
    </style:style>
    <style:style style:name="P3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c4717" officeooo:paragraph-rsid="014c4717" style:text-blinking="false" fo:background-color="transparent" style:font-size-asian="8pt" style:font-style-asian="normal" style:font-weight-asian="bold" style:font-size-complex="8pt" style:font-style-complex="normal" style:font-weight-complex="bold" loext:padding="0in" loext:border="none"/>
    </style:style>
    <style:style style:name="P3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d94c6" officeooo:paragraph-rsid="014d94c6" style:text-blinking="false" fo:background-color="transparent" style:font-size-asian="8pt" style:font-style-asian="normal" style:font-weight-asian="bold" style:font-size-complex="8pt" style:font-style-complex="normal" style:font-weight-complex="bold" loext:padding="0in" loext:border="none"/>
    </style:style>
    <style:style style:name="P3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d94c6" officeooo:paragraph-rsid="014d94c6" style:text-blinking="false" fo:background-color="transparent" style:font-size-asian="8pt" style:font-style-asian="normal" style:font-weight-asian="bold" style:font-size-complex="8pt" style:font-style-complex="normal" style:font-weight-complex="bold" loext:padding="0in" loext:border="none"/>
    </style:style>
    <style:style style:name="P34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d94c6" officeooo:paragraph-rsid="014d94c6" style:text-blinking="false" fo:background-color="transparent" style:font-size-asian="8pt" style:font-style-asian="normal" style:font-weight-asian="bold" style:font-size-complex="8pt" style:font-style-complex="normal" style:font-weight-complex="bold" loext:padding="0in" loext:border="none"/>
    </style:style>
    <style:style style:name="P3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e75f4" officeooo:paragraph-rsid="014e75f4" style:text-blinking="false" fo:background-color="transparent" style:font-size-asian="8pt" style:font-style-asian="normal" style:font-weight-asian="bold" style:font-size-complex="8pt" style:font-style-complex="normal" style:font-weight-complex="bold" loext:padding="0in" loext:border="none"/>
    </style:style>
    <style:style style:name="P3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e75f4" officeooo:paragraph-rsid="014e75f4" style:text-blinking="false" fo:background-color="transparent" style:font-size-asian="8pt" style:font-style-asian="normal" style:font-weight-asian="bold" style:font-size-complex="8pt" style:font-style-complex="normal" style:font-weight-complex="bold" loext:padding="0in" loext:border="none"/>
    </style:style>
    <style:style style:name="P3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f9ba7" officeooo:paragraph-rsid="014f9ba7" style:text-blinking="false" fo:background-color="transparent" style:font-size-asian="8pt" style:font-style-asian="normal" style:font-weight-asian="bold" style:font-size-complex="8pt" style:font-style-complex="normal" style:font-weight-complex="bold"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weight="normal" officeooo:rsid="0127e373" style:font-weight-asian="normal" style:font-weight-complex="normal"/>
    </style:style>
    <style:style style:name="T38" style:family="text">
      <style:text-properties fo:font-weight="normal" officeooo:rsid="012abf4f" style:font-weight-asian="normal" style:font-weight-complex="normal"/>
    </style:style>
    <style:style style:name="T39" style:family="text">
      <style:text-properties fo:font-weight="normal" officeooo:rsid="012b7709" style:font-weight-asian="normal" style:font-weight-complex="normal"/>
    </style:style>
    <style:style style:name="T40" style:family="text">
      <style:text-properties fo:font-weight="normal" officeooo:rsid="012c3a24" style:font-weight-asian="normal" style:font-weight-complex="normal"/>
    </style:style>
    <style:style style:name="T41" style:family="text">
      <style:text-properties fo:font-weight="normal" officeooo:rsid="013182e1" style:font-weight-asian="normal" style:font-weight-complex="normal"/>
    </style:style>
    <style:style style:name="T42" style:family="text">
      <style:text-properties fo:font-weight="normal" officeooo:rsid="01341479" style:font-weight-asian="normal" style:font-weight-complex="normal"/>
    </style:style>
    <style:style style:name="T43" style:family="text">
      <style:text-properties fo:font-weight="normal" officeooo:rsid="0136a111" style:font-weight-asian="normal" style:font-weight-complex="normal"/>
    </style:style>
    <style:style style:name="T44" style:family="text">
      <style:text-properties fo:font-weight="normal" officeooo:rsid="0136f627" style:font-weight-asian="normal" style:font-weight-complex="normal"/>
    </style:style>
    <style:style style:name="T45" style:family="text">
      <style:text-properties fo:font-weight="normal" officeooo:rsid="013a9d57" style:font-weight-asian="normal" style:font-weight-complex="normal"/>
    </style:style>
    <style:style style:name="T46" style:family="text">
      <style:text-properties fo:font-weight="normal" officeooo:rsid="013cbc2a" style:font-weight-asian="normal" style:font-weight-complex="normal"/>
    </style:style>
    <style:style style:name="T47" style:family="text">
      <style:text-properties fo:font-weight="normal" officeooo:rsid="013f109e" style:font-weight-asian="normal" style:font-weight-complex="normal"/>
    </style:style>
    <style:style style:name="T48" style:family="text">
      <style:text-properties fo:font-weight="normal" officeooo:rsid="01423f6d" style:font-weight-asian="normal" style:font-weight-complex="normal"/>
    </style:style>
    <style:style style:name="T49" style:family="text">
      <style:text-properties fo:font-weight="normal" officeooo:rsid="01446fdd" style:font-weight-asian="normal" style:font-weight-complex="normal"/>
    </style:style>
    <style:style style:name="T50" style:family="text">
      <style:text-properties fo:font-weight="normal" officeooo:rsid="0144c63a" style:font-weight-asian="normal" style:font-weight-complex="normal"/>
    </style:style>
    <style:style style:name="T51" style:family="text">
      <style:text-properties fo:font-weight="normal" officeooo:rsid="01454051" style:font-weight-asian="normal" style:font-weight-complex="normal"/>
    </style:style>
    <style:style style:name="T52" style:family="text">
      <style:text-properties fo:font-weight="normal" officeooo:rsid="0146c5e6" style:font-weight-asian="normal" style:font-weight-complex="normal"/>
    </style:style>
    <style:style style:name="T53" style:family="text">
      <style:text-properties fo:font-weight="normal" officeooo:rsid="0148afe7" style:font-weight-asian="normal" style:font-weight-complex="normal"/>
    </style:style>
    <style:style style:name="T54" style:family="text">
      <style:text-properties fo:font-weight="normal" officeooo:rsid="01492381" style:font-weight-asian="normal" style:font-weight-complex="normal"/>
    </style:style>
    <style:style style:name="T55" style:family="text">
      <style:text-properties fo:font-weight="normal" officeooo:rsid="014a9dc6" style:font-weight-asian="normal" style:font-weight-complex="normal"/>
    </style:style>
    <style:style style:name="T56" style:family="text">
      <style:text-properties fo:font-weight="normal" officeooo:rsid="014aa4a7" style:font-weight-asian="normal" style:font-weight-complex="normal"/>
    </style:style>
    <style:style style:name="T57" style:family="text">
      <style:text-properties fo:font-weight="normal" officeooo:rsid="014ca713" style:font-weight-asian="normal" style:font-weight-complex="normal"/>
    </style:style>
    <style:style style:name="T58" style:family="text">
      <style:text-properties fo:font-weight="normal" officeooo:rsid="014e75f4" style:font-weight-asian="normal" style:font-weight-complex="normal"/>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style:font-style-asian="italic" style:font-style-complex="italic"/>
    </style:style>
    <style:style style:name="T61" style:family="text">
      <style:text-properties style:text-position="super 58%" fo:font-weight="normal" style:font-weight-asian="normal" style:font-weight-complex="normal"/>
    </style:style>
    <style:style style:name="T62" style:family="text">
      <style:text-properties officeooo:rsid="00ddb14a"/>
    </style:style>
    <style:style style:name="T63" style:family="text">
      <style:text-properties officeooo:rsid="00e6c0cb"/>
    </style:style>
    <style:style style:name="T64" style:family="text">
      <style:text-properties officeooo:rsid="00e9002e"/>
    </style:style>
    <style:style style:name="T65" style:family="text">
      <style:text-properties officeooo:rsid="00f40956"/>
    </style:style>
    <style:style style:name="T66" style:family="text">
      <style:text-properties officeooo:rsid="00fbd10d"/>
    </style:style>
    <style:style style:name="T67" style:family="text">
      <style:text-properties officeooo:rsid="01047184"/>
    </style:style>
    <style:style style:name="T68" style:family="text">
      <style:text-properties officeooo:rsid="01072dc4"/>
    </style:style>
    <style:style style:name="T69" style:family="text">
      <style:text-properties fo:font-weight="bold" style:font-weight-asian="bold" style:font-weight-complex="bold"/>
    </style:style>
    <style:style style:name="T70" style:family="text">
      <style:text-properties officeooo:rsid="010d5a79"/>
    </style:style>
    <style:style style:name="T71" style:family="text">
      <style:text-properties officeooo:rsid="011cd278"/>
    </style:style>
    <style:style style:name="T72" style:family="text">
      <style:text-properties officeooo:rsid="0121833b"/>
    </style:style>
    <style:style style:name="T73" style:family="text">
      <style:text-properties officeooo:rsid="0124f7e4"/>
    </style:style>
    <style:style style:name="T74" style:family="text">
      <style:text-properties style:text-position="0% 100%"/>
    </style:style>
    <style:style style:name="T75" style:family="text">
      <style:text-properties style:text-line-through-style="solid" style:text-line-through-type="single" fo:font-weight="normal" officeooo:rsid="01492381"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9">——<text:span text:style-name="T1">XII.XXV.XXI</text:span></text:p>
      <text:p text:style-name="P2"/>
      <text:p text:style-name="P3">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3"><text:s text:c="3"/>We’ve already selected a few potential films to watch when we get home, so the outing could be short-lived compared to the night before.</text:p>
      <text:p text:style-name="P3"/>
      <text:p text:style-name="P4">. . .</text:p>
      <text:p text:style-name="P4"/>
      <text:p text:style-name="P5">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5"><text:s text:c="3"/>I drove us home. We didn’t even bother with a movie, fell fast asleep.</text:p>
      <text:p text:style-name="P5"/>
      <text:p text:style-name="P40">XII.XXVI</text:p>
      <text:p text:style-name="P6"/>
      <text:p text:style-name="P6">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40"><text:soft-page-break/><text:span text:style-name="T2"><text:s text:c="3"/>I soon got a text from him. “</text:span><text:span text:style-name="T59">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6"/>
      <text:p text:style-name="P8">. . .</text:p>
      <text:p text:style-name="P8"/>
      <text:p text:style-name="P6">Fursty texted me at 1:20 about our 3PM Battery Park gig. I had completely forgotten. Maybe I didn’t check my calendar. I walked home, gathered my gear and hung out on the back porch. Sunny was doing something in the kitchen.</text:p>
      <text:p text:style-name="P6"><text:s text:c="3"/>“Do you have COVID?” I said.</text:p>
      <text:p text:style-name="P6"><text:s text:c="3"/>She sounded annoyed when she said, “I don’t have COVID.”</text:p>
      <text:p text:style-name="P40"><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61">th</text:span><text:span text:style-name="T2">.</text:span></text:p>
      <text:p text:style-name="P6"/>
      <text:p text:style-name="P8">. . .</text:p>
      <text:p text:style-name="P8"/>
      <text:p text:style-name="P6">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41"><text:soft-page-break/>XII.XXVII</text:p>
      <text:p text:style-name="P10"/>
      <text:p text:style-name="P11">At some point late at night, I awoke to the sound of cait puking. My face instantly felt hot, and my throat scratchy. She said it was some of the worst puking she had ever done.</text:p>
      <text:p text:style-name="P11"><text:s text:c="3"/>Wende and Shari picked us up to go get PCR tests in Biltmore Village. I wasn’t really interested in getting one, but agreed to go. Iris, who had been at HG and the Xmas eve party had tested positive for COVID.</text:p>
      <text:p text:style-name="P11"><text:s text:c="3"/>Wendex drove like a maniac, but we only made it to Shelbourne before she got a text saying that the wait was three hours long. “Whoa, we’ve got some coffees back here,” I said as we caught air on a speed bump.</text:p>
      <text:p text:style-name="P11"><text:s text:c="3"/>I think before that, I got some food from Simple: avacado toast and a bfast sandwich. Cait’s mood was very low.</text:p>
      <text:p text:style-name="P7"/>
      <text:p text:style-name="P9">. . .</text:p>
      <text:p text:style-name="P7"/>
      <text:p text:style-name="P11">We eventually went downtown to Thomas Wolfe for PCR testing, but it was indoor testing with a tightly packed line around the block. Many folks weren’t even wearing masks. We saw Jesse and E and all agreed to bail, for safety’s sake.</text:p>
      <text:p text:style-name="P11"><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42"><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1"><text:s text:c="3"/>I went back to Cait’s where we ate soup, watched movies and went to sleep.</text:p>
      <text:p text:style-name="P11"/>
      <text:p text:style-name="P42">XII.XXVIII</text:p>
      <text:p text:style-name="P11"/>
      <text:p text:style-name="P12">we only left the house for a walk to the market: greens, pineapple, coffee, chips and salsa. Cait made salmon + pesto pasta. I got an 11% stout bomber and got drunk from it. We watched my new favorite movie.</text:p>
      <text:p text:style-name="P12"/>
      <text:p text:style-name="P43">XII.XXIX</text:p>
      <text:p text:style-name="P12"/>
      <text:p text:style-name="P12">I think this is the day we went downtown for curry. We hoped for Little Bee, but they were closed, so we ordered from Blue Dream. I had a shot when we got home and found a four-year-old Burial camp stout.</text:p>
      <text:p text:style-name="P1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XII.XXX</text:p>
      <text:p text:style-name="P12"/>
      <text:p text:style-name="P12">I don’t remember this day very well at all. I think we ate leftovers and drank wine. This must have been when Penny and Nelia got home. We watched the first three episodes of Freaks &amp; Geeks before falling asleep.</text:p>
      <text:p text:style-name="P12"><text:s text:c="3"/>The other movies and shows we watched in the four days before that are as follows, in no particular order.</text:p>
      <text:p text:style-name="P12"><text:tab/>Rushmore (Didn’t Finish) = *</text:p>
      <text:p text:style-name="P12"><text:tab/>Raising Arizona</text:p>
      <text:p text:style-name="P12"><text:tab/>The Ballad of Buster Scruggs*</text:p>
      <text:p text:style-name="P12"><text:tab/>Fantastic Mr. Fox</text:p>
      <text:p text:style-name="P12"><text:tab/>Life Aquatic*</text:p>
      <text:p text:style-name="P12"><text:tab/>Darjeeling Limited</text:p>
      <text:p text:style-name="P12"><text:tab/>Hotel Chevalier</text:p>
      <text:p text:style-name="P12"><text:tab/>The Secret of Roan Innish ☆☆☆☆☆x1,000,000</text:p>
      <text:p text:style-name="P12"><text:tab/>30 Rock (2-3 episodes)</text:p>
      <text:p text:style-name="P12"><text:tab/>Sabrina</text:p>
      <text:p text:style-name="P12"><text:tab/>10 Things I Hate About You</text:p>
      <text:p text:style-name="P12"><text:tab/>The Survivors*</text:p>
      <text:p text:style-name="P12"><text:tab/>A Boy Named Christmas</text:p>
      <text:p text:style-name="P12"><text:tab/>Hummingbirds: Jeweled Messengers</text:p>
      <text:p text:style-name="P12"><text:tab/>A bad turtle documentary (still turtles)</text:p>
      <text:p text:style-name="P12"><text:tab/>My Octopus Teacher</text:p>
      <text:p text:style-name="P12"><text:tab/>Pineapple Express</text:p>
      <text:p text:style-name="P12"><text:tab/>British Villages (2-3 episodes)</text:p>
      <text:p text:style-name="P12"><text:tab/>A Very Murray Christmas</text:p>
      <text:p text:style-name="P12"><text:tab/>Secret Window</text:p>
      <text:p text:style-name="P12"><text:tab/>Fantastic Fungi</text:p>
      <text:p text:style-name="P12"><text:tab/>Our Planet (Forests)</text:p>
      <text:p text:style-name="P12"/>
      <text:p text:style-name="P12"/>
      <text:p text:style-name="P12"/>
      <text:p text:style-name="P43"><text:soft-page-break/>XII.XXXI</text:p>
      <text:p text:style-name="P12"/>
      <text:p text:style-name="P12">We woke kinda late and drank coffee. <text:span text:style-name="T62">I took a rapid test w/ negative result. Cait said I should go to the party alone, but it didn’t sit well when I said okay… with either of us. We decided we would eat lasagna and drink champagne. She was feeling down.</text:span></text:p>
      <text:p text:style-name="P12"><text:s text:c="3"/><text:span text:style-name="T62">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5"/>
      <text:p text:style-name="P125"/>
      <text:p text:style-name="P125"/>
      <text:p text:style-name="P125"/>
      <text:p text:style-name="P125"/>
      <text:p text:style-name="P125">202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5"><text:soft-page-break/>I.I.XXI</text:p>
      <text:p text:style-name="P126"/>
      <text:p text:style-name="P127">I awoke feeling sweaty again. Cait was tearing around the kitchen, cleaning up. I announced I would be going to Carrier street for the first time since Will had gotten COVID. Cait and I had cuddled and giggled on the bed for a while.</text:p>
      <text:p text:style-name="P127"><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p>
      <text:p text:style-name="P127"/>
      <text:p text:style-name="P135">. . .</text:p>
      <text:p text:style-name="P127"/>
      <text:p text:style-name="P127">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p>
      <text:p text:style-name="P127"><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p>
      <text:p text:style-name="P127"/>
      <text:p text:style-name="P135">. . .</text:p>
      <text:p text:style-name="P127"/>
      <text:p text:style-name="P127">Ate a taco and, later, some mac &amp; cheese. I decided to watch Isle of Dogs and enjoyed it. Sunny came in after 30 mins and enjoyed it even more than I did.</text:p>
      <text:p text:style-name="P127"><text:soft-page-break/></text:p>
      <text:p text:style-name="P46">I.II</text:p>
      <text:p text:style-name="P127"/>
      <text:p text:style-name="P127">A big rain started at 4AM, accompanied by a single large crack of thunder. Whiskey took Nutmeg’s spot at the end of the couch and Nutmeg climbed on top of me.</text:p>
      <text:p text:style-name="P127"><text:s text:c="3"/>My phone buzzed in a strange way at 11:30 and I knew it was Cait. I stretched a little too aggressively and got a cramp in my left leg, the worst I’ve ever had. Spud and Megan were locked in my room, and so, once I knew I wasn’t going to puke, I got their food ready.</text:p>
      <text:p text:style-name="P127"><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p>
      <text:p text:style-name="P127"/>
      <text:p text:style-name="P135">. . .</text:p>
      <text:p text:style-name="P127"/>
      <text:p text:style-name="P143">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p>
      <text:p text:style-name="P4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128"/>
      <text:p text:style-name="P136">. . .</text:p>
      <text:p text:style-name="P128"/>
      <text:p text:style-name="P144">I read BHN while cait took a shower. We kissed on the couch for a while after that and then walked to the market. We were in front of The Amp Shop on the way back home when Cait said, “I wanna have a bloody Mary at the Pub.” I said, “I’d have a nitro stout!”</text:p>
      <text:p text:style-name="P144"><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p>
      <text:p text:style-name="P129"/>
      <text:p text:style-name="P137">. . .</text:p>
      <text:p text:style-name="P129"/>
      <text:p text:style-name="P144">we ended up drinking Woodford Reserve and eating mushies, listening to records, smoking cigarettes and typing on my Rebound. Eventually, Cait announced it was, “Time to get vertical——no, I mean horizontal!”</text:p>
      <text:p text:style-name="P144"/>
      <text:p text:style-name="P48">I.III</text:p>
      <text:p text:style-name="P12"/>
      <text:p text:style-name="P14">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14"><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130"/>
      <text:p text:style-name="P138">. . .</text:p>
      <text:p text:style-name="P130"/>
      <text:p text:style-name="P14">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p>
      <text:p text:style-name="P14"><text:s text:c="3"/>She drove me home and I started working. Unfortunately, turtlemoon.net is already a design firm, so back to the drawing board. I decided to make some coffee and write in my journal.</text:p>
      <text:p text:style-name="P130"/>
      <text:p text:style-name="P138">. . .</text:p>
      <text:p text:style-name="P130"/>
      <text:p text:style-name="P14">I worked most of the night (person on parole and conflicted abortion lady) took a bath, talked to Cait and cuddled Nutmeg. I fell asleep around 11PM after letting my phone die from scrolling.</text:p>
      <text:p text:style-name="P14"/>
      <text:p text:style-name="P14"/>
      <text:p text:style-name="P14"/>
      <text:p text:style-name="P14"/>
      <text:p text:style-name="P14"/>
      <text:p text:style-name="P50"><text:soft-page-break/>I.IV</text:p>
      <text:p text:style-name="P146"/>
      <text:p text:style-name="P49"><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147"><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p>
      <text:p text:style-name="P147"><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p>
      <text:p text:style-name="P147"><text:s text:c="3"/>Either way, I grabbed my sticks, rags and throne from the house and then walked down to Kev’s. I was the first in the basement. It sounded like Fursty was upstairs.</text:p>
      <text:p text:style-name="P131"/>
      <text:p text:style-name="P139">. . .</text:p>
      <text:p text:style-name="P131"/>
      <text:p text:style-name="P148">They came down the stairs masked, so I masked up as well. Something about that made me sad. Amber and Uma arrived next, then Amanda and then Dulci. Sav was there soon after to pick up Uma. I wasn’t feeling conversational. I guess I was anxious about how Cait’s evening would turn out.</text:p>
      <text:p text:style-name="P148"><text:soft-page-break/><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p>
      <text:p text:style-name="P148"><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p>
      <text:p text:style-name="P148"><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p>
      <text:p text:style-name="P148"><text:s text:c="3"/>Barbie approached with good timing and said how much she loves our love and how good it made her feel. We agreed that neither of us knew the future and so I took her home. We quickly got into the bed and watched Something About Mary.</text:p>
      <text:p text:style-name="P12"/>
      <text:p text:style-name="P12"/>
      <text:p text:style-name="P12"/>
      <text:p text:style-name="P12"/>
      <text:p text:style-name="P12"/>
      <text:p text:style-name="P12"/>
      <text:p text:style-name="P51"><text:soft-page-break/>I.V</text:p>
      <text:p text:style-name="P51"/>
      <text:p text:style-name="P15">Weird dreams about a snake trying to <text:span text:style-name="T63">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15"><text:s text:c="3"/><text:span text:style-name="T63">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132"/>
      <text:p text:style-name="P140">. . .</text:p>
      <text:p text:style-name="P132"/>
      <text:p text:style-name="P149">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p>
      <text:p text:style-name="P149"><text:s text:c="3"/>I came home, typed 10 mins of tape, ate some noodles Sunny had made and fell asleep.</text:p>
      <text:p text:style-name="P149"/>
      <text:p text:style-name="P149"/>
      <text:p text:style-name="P149"/>
      <text:p text:style-name="P52"><text:soft-page-break/>I.VI</text:p>
      <text:p text:style-name="P149"/>
      <text:p text:style-name="P52"><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133"/>
      <text:p text:style-name="P141">. . .</text:p>
      <text:p text:style-name="P133"/>
      <text:p text:style-name="P16">Cait drove me home and I immediately got the news that the White Horse show/webcast was canceled, which bummed me out. I spent a long time looking for a transcription while wearing my outside clothes because I figured Cait might want to hang out some more.</text:p>
      <text:p text:style-name="P16"><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p>
      <text:p text:style-name="P53"><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16"><text:s text:c="3"/>I was spinning when I got to bed and so happy to listen to Cait talk about her grandmother. She asked me why I was crying. I said it was the happiest she’d ever seemed. </text:p>
      <text:p text:style-name="P16"/>
      <text:p text:style-name="P54">I.VII</text:p>
      <text:p text:style-name="P54"/>
      <text:p text:style-name="P16">Woke at Cait’s, ate a clementine, made <text:span text:style-name="T64">a French press and wrote in my journal on the couch.</text:span></text:p>
      <text:p text:style-name="P134"/>
      <text:p text:style-name="P142">. . .</text:p>
      <text:p text:style-name="P134"/>
      <text:p text:style-name="P151">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p>
      <text:p text:style-name="P134"/>
      <text:p text:style-name="P142">. . .</text:p>
      <text:p text:style-name="P134"/>
      <text:p text:style-name="P151">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p>
      <text:p text:style-name="P151"/>
      <text:p text:style-name="P151"/>
      <text:p text:style-name="P151"/>
      <text:p text:style-name="P55"><text:soft-page-break/>I.VIII</text:p>
      <text:p text:style-name="P151"/>
      <text:p text:style-name="P55"><text:span text:style-name="T2">Woke at 9:45, </text:span><text:span text:style-name="T5">ate two clementines, made a French press and wrote in my journal. I’d had a dream about Cait ghosting me and was relieved to find it untrue.</text:span></text:p>
      <text:p text:style-name="P152"/>
      <text:p text:style-name="P154">. . .</text:p>
      <text:p text:style-name="P154"/>
      <text:p text:style-name="P153">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p>
      <text:p text:style-name="P153"><text:s text:c="3"/>I walked home, loaded my drums and sat on the couch looking at my phone for a while. I drove the truck down Brevard Rd. to Sierra Nevada, checked in at the truck entrance, parked and let myself inside.</text:p>
      <text:p text:style-name="P153"><text:s text:c="3"/>Joel was backstage and surprised, but glad to see me. I grabbed a cart, loaded my drums, set them up and then went to help Juan load in. he had brought a photographer friend with him. I ordered a beer, porter, a turkey Reuben + fries and sat backstage.</text:p>
      <text:p text:style-name="P153"><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p>
      <text:p text:style-name="P153"><text:s text:c="3"/>I finally felt okay with sitting down and writing in my journal.</text:p>
      <text:p text:style-name="P12"/>
      <text:p text:style-name="P12"/>
      <text:p text:style-name="P12"/>
      <text:p text:style-name="P56"><text:soft-page-break/>I.IX</text:p>
      <text:p text:style-name="P155"/>
      <text:p text:style-name="P57"><text:span text:style-name="T2">The dogs woke me up at 8:30, and so I fed </text:span><text:span text:style-name="T6">them, let them out, made coffee, drank it on the couch and started transcribing.</text:span></text:p>
      <text:p text:style-name="P156"/>
      <text:p text:style-name="P156">. . .</text:p>
      <text:p text:style-name="P156"/>
      <text:p text:style-name="P158">I finished the comedians and then learned about pet food packaging. I worked until close to 9:00 and then met Cait and Wende at the Malvern. We drank a sour and then a Last Word cocktail, and then went to Wende’s for a couple bong hits. We drove to Cait’s, made love and fell asleep.</text:p>
      <text:p text:style-name="P158"/>
      <text:p text:style-name="P58">I.X</text:p>
      <text:p text:style-name="P159"/>
      <text:p text:style-name="P158">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p>
      <text:p text:style-name="P158"><text:s text:c="3"/>I came home, found an assignment about one guy’s eurotrip, played with my phone, set my earbuds up through my old HDMI DAC, installed some software to let me control the volume in OSX, ate some soup, did some typing and wrote in my journal as the sun went down.</text:p>
      <text:p text:style-name="P158"/>
      <text:p text:style-name="P157">. . .</text:p>
      <text:p text:style-name="P158"/>
      <text:p text:style-name="P5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160"/>
      <text:p text:style-name="P60">I.XI</text:p>
      <text:p text:style-name="P161"/>
      <text:p text:style-name="P60"><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162"/>
      <text:p text:style-name="P164">. . .</text:p>
      <text:p text:style-name="P162"/>
      <text:p text:style-name="P163">I worked til nearly 1:00 and then walked down to Cait’s. We decided on lunch at Five Points restaurant, where I had never been. She got a gyro with salad and fries. I had a country ham with mac sal, mashed taters, beans and a couple rolls + lots of gravy.</text:p>
      <text:p text:style-name="P163"><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p>
      <text:p text:style-name="P61"><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163"/>
      <text:p text:style-name="P62">I.XII</text:p>
      <text:p text:style-name="P165"/>
      <text:p text:style-name="P61"><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166"/>
      <text:p text:style-name="P167">. . .</text:p>
      <text:p text:style-name="P166"/>
      <text:p text:style-name="P6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2"/>
      <text:p text:style-name="P64">I.XIII</text:p>
      <text:p text:style-name="P64"/>
      <text:p text:style-name="P17">We woke and decided not to go to Sylva. <text:span text:style-name="T65">Instead, we went to uj. Cait had a burger with fries and I had a <text:s/>Cuban with tots. I walked her home and then went to my house to drink coffee and write in my journal.</text:span></text:p>
      <text:p text:style-name="P17"/>
      <text:p text:style-name="P18">. . .</text:p>
      <text:p text:style-name="P17"/>
      <text:p text:style-name="P19"><text:soft-page-break/>I chilled on the couch until Sunny went into work around 4 and then found a file——General Granger talking about his certifications for board leadership. I worked on that and <text:span text:style-name="T60">finally</text:span> started getting a JLC order together. Darth and Panda did preorders. Aside from a bath, that’s all I did.</text:p>
      <text:p text:style-name="P19"/>
      <text:p text:style-name="P65">I.XIV</text:p>
      <text:p text:style-name="P19"/>
      <text:p text:style-name="P65"><text:span text:style-name="T2">Got up at 7:50, fed dogs, drank coffee, played </text:span><text:span text:style-name="T10">Wordle, scrolled and wrote in my journal.</text:span></text:p>
      <text:p text:style-name="P169"/>
      <text:p text:style-name="P171">. . .</text:p>
      <text:p text:style-name="P169"/>
      <text:p text:style-name="P170">I worked, went to the post office and worked some more. My brain eventually turned to mush, and my tummy felt funny, too. I closed the door to my bedroom because Sunny said Art was coming over. I had a lovely chat with Cait. She was going to hang out at Chuck and Lucy’s.</text:p>
      <text:p text:style-name="P170"><text:s text:c="3"/>At around 3:30, I woke up and swore I heard sunny talking on the phone w/ Cait. I had action-movie-like dreams after that: driving in the snow, killing a cop, setting up massive speakers on a BRP overlook, talking about the gun being identifiable and fleeing . . .</text:p>
      <text:p text:style-name="P170"/>
      <text:p text:style-name="P66">I.XV</text:p>
      <text:p text:style-name="P172"/>
      <text:p text:style-name="P66"><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173"><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p>
      <text:p text:style-name="P173"><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p>
      <text:p text:style-name="P173"/>
      <text:p text:style-name="P175">. . .</text:p>
      <text:p text:style-name="P175"/>
      <text:p text:style-name="P174">I worked until around 3 and started to chill. Cait came over when she was done with work. We smoked a bowl, smooched a bit, watched a Lake Street Dive video and then went to meet Lauren at the Pub.</text:p>
      <text:p text:style-name="P174"><text:s text:c="3"/>We hung out at the end of the bar and were joined by Cashier Brian. Eventually, Lauren left, and so we played a game of pool, had another drink and drove home. We tried to watch The Net with Sandy B., but I was pretty drunky and, upon spooning Cait, fell fast asleep.</text:p>
      <text:p text:style-name="P174"/>
      <text:p text:style-name="P174"/>
      <text:p text:style-name="P174"/>
      <text:p text:style-name="P174"/>
      <text:p text:style-name="P67"><text:soft-page-break/>I.XVI</text:p>
      <text:p text:style-name="P174"/>
      <text:p text:style-name="P67"><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176"><text:s text:c="3"/>We watched Kingpin after that. Before that, I now remember we made love for 15 minutes while the French press steeped. We made some more love after the movie and then got started on spaghetti.</text:p>
      <text:p text:style-name="P176"><text:s text:c="3"/>We watched a Netflix movie, Wild Oats, and ate spaghetti halfway through. We laid low and read books after the movie. Cait’s stomach started to hurt, so I tried to make her laugh.</text:p>
      <text:p text:style-name="P176"><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p>
      <text:p text:style-name="P176"/>
      <text:p text:style-name="P68">I.XVII</text:p>
      <text:p text:style-name="P177"/>
      <text:p text:style-name="P68"><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178"><text:soft-page-break/><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p>
      <text:p text:style-name="P12"/>
      <text:p text:style-name="P13">. . .</text:p>
      <text:p text:style-name="P12"/>
      <text:p text:style-name="P20">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0"><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0"/>
      <text:p text:style-name="P70">I.XVIII</text:p>
      <text:p text:style-name="P69"/>
      <text:p text:style-name="P21">Didn’t really want to get up with the dogs <text:span text:style-name="T66">this morning, but, at 7:40, I did. I fed them, made coffee, played Wordle (PROXY in six,) and worked until about 2:30 with some PCB and plate work mixed in. Cait didn’t have to go to work after all, so she </text:span><text:soft-page-break/><text:span text:style-name="T66">informed me after her nap that she was taking another nap. I played on the computer, folded my laundry, rank coffee, scrubbed the tub, opened a beer and wrote in my journal.</text:span></text:p>
      <text:p text:style-name="P21"/>
      <text:p text:style-name="P22">. . .</text:p>
      <text:p text:style-name="P21"/>
      <text:p text:style-name="P23">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23"/>
      <text:p text:style-name="P71">I.XIX</text:p>
      <text:p text:style-name="P23"/>
      <text:p text:style-name="P71"><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71"/>
      <text:p text:style-name="P180">. . .</text:p>
      <text:p text:style-name="P71"/>
      <text:p text:style-name="P181">I did some keyboard stuff and walked down to Cait’s. She was trying to get ready and freaking out a little. We got lunch at Gypsy Queen and then headed out to Innovation. My parents met us there, where we had two beers and went to their house.</text:p>
      <text:p text:style-name="P72"><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72"><text:span text:style-name="T2"><text:s text:c="3"/>We played </text:span><text:span text:style-name="T59">Apples to Apples</text:span><text:span text:style-name="T2">, smoked some weed and then upgraded to </text:span><text:span text:style-name="T59">Carts Against Humanity</text:span><text:span text:style-name="T2">, which was a riot. Before all that, we opened presents. After cards, we opened stockings, shared a cider and then went to bed.</text:span></text:p>
      <text:p text:style-name="P181"/>
      <text:p text:style-name="P73">I.XX</text:p>
      <text:p text:style-name="P182"/>
      <text:p text:style-name="P72"><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83"><text:s text:c="3"/>We drove to the Purple Onion, loaded in, set up, sound checked, ordered food, ate noodles, drank champagne and coffee and wrote in my journal.</text:p>
      <text:p text:style-name="P183"/>
      <text:p text:style-name="P185">. . .</text:p>
      <text:p text:style-name="P185"/>
      <text:p text:style-name="P184">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p>
      <text:p text:style-name="P184"/>
      <text:p text:style-name="P75"/>
      <text:p text:style-name="P75"/>
      <text:p text:style-name="P75"/>
      <text:p text:style-name="P74"><text:soft-page-break/>I.XXI</text:p>
      <text:p text:style-name="P186"/>
      <text:p text:style-name="P187">Woke and nearly upset Cait by wanting to walk home. Instead, I made coffee and drank it in bed while she got ready for work——Wordle in 4/6, “PRICK.”</text:p>
      <text:p text:style-name="P187"><text:s text:c="3"/>Cait drove me home and I grumpily rarranged things. I even dropped a reciever on my foot. I was in a sour mood all day. I got the iMac up and running, but couldn’t find anything to do on it. I also found some work about senses.</text:p>
      <text:p text:style-name="P187"/>
      <text:p text:style-name="P188">. . .</text:p>
      <text:p text:style-name="P187"/>
      <text:p text:style-name="P187">I think I just worked and went to bed.</text:p>
      <text:p text:style-name="P187"/>
      <text:p text:style-name="P76">I.XXII</text:p>
      <text:p text:style-name="P187"/>
      <text:p text:style-name="P7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89"><text:s text:c="3"/>Hours later, we went to Cait’s house and hung out a bit more, but I was very tired and perhaps invisible. I went to bed around 2 or 230.</text:p>
      <text:p text:style-name="P189"/>
      <text:p text:style-name="P77">I.XXIII</text:p>
      <text:p text:style-name="P190"/>
      <text:p text:style-name="P190">Overslept a bit with Cait, waking up at 10:05. I got dressed while she was in the bathroom. After that, she gave me a ride home. I loaded my drums in the truck, made coffee, played Wordle (CRIMP 4/6,) listened to a couple Beatle tunes and, at 11:05, drove down to Middlemont.</text:p>
      <text:p text:style-name="P190"><text:soft-page-break/><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p>
      <text:p text:style-name="P190"><text:s text:c="3"/>I drove home, showed a video of Queen of the Night to Sunny and Will, smoked a bowl and wrote in my journal.</text:p>
      <text:p text:style-name="P190"/>
      <text:p text:style-name="P191">. . .</text:p>
      <text:p text:style-name="P190"/>
      <text:p text:style-name="P190">I must have been pretty tired. I made shells w/ beet sauce, talked to Cait and fell asleep.</text:p>
      <text:p text:style-name="P190"/>
      <text:p text:style-name="P78">I.XXIV</text:p>
      <text:p text:style-name="P192"/>
      <text:p text:style-name="P77"><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93"><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p>
      <text:p text:style-name="P193"><text:soft-page-break/><text:s text:c="3"/>I went back to the Pump. Michael Scott and josh “Professor Swaggy” were at the bar. I ordered a porter, caught up with Holly and then went outside to soak up some sun and write in my journal.</text:p>
      <text:p text:style-name="P193"/>
      <text:p text:style-name="P194">. . .</text:p>
      <text:p text:style-name="P193"/>
      <text:p text:style-name="P195">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p>
      <text:p text:style-name="P195"><text:s text:c="3"/>The three of us rode home, and I reserved a tub for 4:30. I think I basically j stared at my phone until I fell asleep.</text:p>
      <text:p text:style-name="P195"/>
      <text:p text:style-name="P79">I.XXV</text:p>
      <text:p text:style-name="P196"/>
      <text:p text:style-name="P79"><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97"/>
      <text:p text:style-name="P199">. . .</text:p>
      <text:p text:style-name="P199"/>
      <text:p text:style-name="P80"><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98"><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p>
      <text:p text:style-name="P80"><text:span text:style-name="T2"><text:s text:c="3"/></text:span><text:span text:style-name="T19">We went home buzzed, made pasta and fell asleep.</text:span></text:p>
      <text:p text:style-name="P200"/>
      <text:p text:style-name="P81">I.XXVI</text:p>
      <text:p text:style-name="P12"/>
      <text:p text:style-name="P24">Had some nice morning cuddles with Cait and <text:span text:style-name="T67">then walked here around 9:40. I made coffee, played Wordle (WHACK 6/6,) put on a cool coat and walked down to Middlemont. We did around 10 takes of New Angola while drinking hot chocolate.</text:span></text:p>
      <text:p text:style-name="P24"/>
      <text:p text:style-name="P25">. . .</text:p>
      <text:p text:style-name="P24"/>
      <text:p text:style-name="P26">I think we did Dulci’s tantrum song after that. I don’t remember what all else, but I went home and waited for DHL. I placed diodes in my PCB, but didn’t do any soldering, watched Pawn Stars instead.</text:p>
      <text:p text:style-name="P26"/>
      <text:p text:style-name="P82">I.XXVII</text:p>
      <text:p text:style-name="P82"/>
      <text:p text:style-name="P27">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27"><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27"/>
      <text:p text:style-name="P83">I.XXVIII</text:p>
      <text:p text:style-name="P27"/>
      <text:p text:style-name="P27">Lots of morning snuggles with Cait. I walked home around 12:30, made iced coffee, typed on my Rebound-S and wrote in my journal.</text:p>
      <text:p text:style-name="P27"/>
      <text:p text:style-name="P202">. . .</text:p>
      <text:p text:style-name="P27"/>
      <text:p text:style-name="P27">I don’t remember what I did until 4:00, but that’s when I walked down to Middlemont studios. We tracked a much cleaner Hot Air Balloon w/ Kevin and then worked on the Dulci sad tune and tracked it. I was surprisingly pleased with the drum parts.</text:p>
      <text:p text:style-name="P27"><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p>
      <text:p text:style-name="P27"/>
      <text:p text:style-name="P83"/>
      <text:p text:style-name="P83"/>
      <text:p text:style-name="P83"/>
      <text:p text:style-name="P83"/>
      <text:p text:style-name="P83"/>
      <text:p text:style-name="P83"/>
      <text:p text:style-name="P82"><text:soft-page-break/>I.XXIX</text:p>
      <text:p text:style-name="P27"/>
      <text:p text:style-name="P83"><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203"><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p>
      <text:p text:style-name="P203"><text:s text:c="3"/>Cait was getting a little sad, worried about our sex life and “Sunny stuff,” but she also had been drinking at work. I wanted to let her get lots of sleep, so she dropped me off. I did nothing until I fell asleep.</text:p>
      <text:p text:style-name="P203"/>
      <text:p text:style-name="P203"/>
      <text:p text:style-name="P203"/>
      <text:p text:style-name="P203"/>
      <text:p text:style-name="P203"/>
      <text:p text:style-name="P203"/>
      <text:p text:style-name="P203"/>
      <text:p text:style-name="P84"><text:soft-page-break/>I.XXX</text:p>
      <text:p text:style-name="P204"/>
      <text:p text:style-name="P28">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p>
      <text:p text:style-name="P28"><text:s text:c="3"/>I stayed home because Cait was riding a CBD wave. It was nice to fall asleep.</text:p>
      <text:p text:style-name="P28"/>
      <text:p text:style-name="P85">I.XXXI</text:p>
      <text:p text:style-name="P28"/>
      <text:p text:style-name="P28">Woke to three keyboard orders, which <text:span text:style-name="T68">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28"><text:s text:c="3"/><text:span text:style-name="T68">We fooled around and eventually hiked up to DeSoto for a sandwich. She had a bloody and I drank a Ninja Porter. We decided to have one at the Pump, where Sunny, Will and Isiah were hanging out. I chugged a stout and headed for Middlemont.</text:span></text:p>
      <text:p text:style-name="P28"><text:s text:c="3"/><text:span text:style-name="T68">But, I saw Kevin driving toward me. He had forgotten he was supposed to play Whistle Hop. I felt a little uneasy down there knowing Sunny and Cait were hanging out and knowing no drums would be </text:span><text:soft-page-break/><text:span text:style-name="T68">tracked, so I said, “I’m gonna take the night off, guys. You got this.”</text:span></text:p>
      <text:p text:style-name="P28"><text:s text:c="3"/><text:span text:style-name="T68">I walked back up and drank w/ Cait, Casey, Eric. . .Some guy started attacking Xavier so Cait and I drove him away. We eventually went with Eric down to Cait’s house to smoke the bong and watch Buffy the Vampire Slayer.</text:span></text:p>
      <text:p text:style-name="P28"/>
      <text:p text:style-name="P86">II.I</text:p>
      <text:p text:style-name="P206"/>
      <text:p text:style-name="P87"><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207"><text:s text:c="3"/>I walked home and packed four keyboard orders, then walked to the post office, Walgreens, the library, Izzy’s, Orbit (found Anaconda &amp; Being John Malkovitch) and the Pub, where I ordered a porter + two chicken sliders and wrote in my journal.</text:p>
      <text:p text:style-name="P207"/>
      <text:p text:style-name="P209">. . .</text:p>
      <text:p text:style-name="P209"/>
      <text:p text:style-name="P208">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p>
      <text:p text:style-name="P208"/>
      <text:p text:style-name="P208"/>
      <text:p text:style-name="P208"/>
      <text:p text:style-name="P208"/>
      <text:p text:style-name="P208"/>
      <text:p text:style-name="P88"><text:soft-page-break/>II.II</text:p>
      <text:p text:style-name="P208"/>
      <text:p text:style-name="P8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210"><text:s text:c="3"/>We learned that and demoed it. Tina showed up needing a ride from Melissa, so Kevin and I did stuff on Celebrate. When Melissa returned, we recorded drums, bass and keys on Kev’s song. Mel had to leave again around 330, so Kev and I did stuff on Queen of the Night.</text:p>
      <text:p text:style-name="P210"><text:s text:c="3"/>We called it a day after that. I did some PCB work but eventually felt braindead. I did some laundry, stared at the computer way too long, wrote in my journal, and, before that, ate leftover udon.</text:p>
      <text:p text:style-name="P210"/>
      <text:p text:style-name="P212">. . .</text:p>
      <text:p text:style-name="P210"/>
      <text:p text:style-name="P29">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p>
      <text:p text:style-name="P29"/>
      <text:p text:style-name="P29"/>
      <text:p text:style-name="P29"/>
      <text:p text:style-name="P89"><text:soft-page-break/><text:span text:style-name="T2">On </text:span>II.III<text:span text:style-name="T2">, I did lots of percussion tracking, made some noodles and then went to watch a movie, French Dispatch with Cait. I was very tired and I think she was, too.</text:span></text:p>
      <text:p text:style-name="P12"/>
      <text:p text:style-name="P29">On <text:span text:style-name="T69">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29"/>
      <text:p text:style-name="P90">II.V</text:p>
      <text:p text:style-name="P213"/>
      <text:p text:style-name="P89"><text:span text:style-name="T2">So cold when I woke. Played Wordle,</text:span><text:span text:style-name="T23"> paid rent, made coffee and took some Rebound-S protos. I did some work the night before in separating them into RBOG and RBCS, both starting at v 401.</text:span></text:p>
      <text:p text:style-name="P214"/>
      <text:p text:style-name="P216">. . .</text:p>
      <text:p text:style-name="P214"/>
      <text:p text:style-name="P215">I found myself reworking my store, setting up a Rebound-S preorder and doing some advertising on Discord. I met Cait for two at the Pump, then went to Gary’s with Ryan and Melissa, where we watched the final episode of Get Back after powerbombing Darwin.</text:p>
      <text:p text:style-name="P215"><text:s text:c="3"/>We drove back to the west side and I walked to Wende’s house, where the girls were putting on their faces. We went downtown and talked to two different door guys before they’d let us into the sold out show——a shitty DJ.</text:p>
      <text:p text:style-name="P215"><text:soft-page-break/><text:s text:c="3"/>We eventually went back to Wende’s, where the girls did blow and I liad on the bed bored. We went to Cait’s at 4AM and had sex for a little too long.</text:p>
      <text:p text:style-name="P215"/>
      <text:p text:style-name="P91">II.VI</text:p>
      <text:p text:style-name="P215"/>
      <text:p text:style-name="P91"><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217"><text:s text:c="3"/>We wrote Snake Hole, tracked it and packed up my drums. It might be our tightest track. I drove Kev home and then laid on the couch in the dark all night, getting up only to make and eat noodles. I had the most amazing dream about being at Magic school.</text:p>
      <text:p text:style-name="P217"/>
      <text:p text:style-name="P92">II.VII</text:p>
      <text:p text:style-name="P30"/>
      <text:p text:style-name="P30">Slept til nearly 11, made coffee, got lost on Facebook for a while, switched to Wordle and Reddit and then wrote in my journal.</text:p>
      <text:p text:style-name="P217"><text:s text:c="3"/>I slowly worked for most of the day with a 4:00 post office break. I wanted to hit up Lil’ Nick and get a beer, but he wasn’t there, so I got some shitty felafel balls from the Malvern and went home to work some more.</text:p>
      <text:p text:style-name="P30"><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p>
      <text:p text:style-name="P30"/>
      <text:p text:style-name="P93"><text:soft-page-break/>II.VII</text:p>
      <text:p text:style-name="P92"/>
      <text:p text:style-name="P30">Did not want to get up this morning. When I <text:span text:style-name="T70">did to feed the dogs, I noticed Cait was online, so I told her I love her. We talked through some things and I fell back asleep.</text:span></text:p>
      <text:p text:style-name="P30"><text:s text:c="3"/><text:span text:style-name="T70">I woke around 11. it took me an hour to play Wordle, find work and make coffee. I wrote in my journal as I drank it.</text:span></text:p>
      <text:p text:style-name="P30"/>
      <text:p text:style-name="P31">. . .</text:p>
      <text:p text:style-name="P30"/>
      <text:p text:style-name="P32">My morning assignment was two girls working on a book about digital sisterhood. Cait said she needed a mental health day, so I did one after that about a lady trying not to get COVID. I took a bath after that and then found <text:span text:style-name="T60">another</text:span> project, a Kiwi doing a presentation on using Minecraft in the classroom. I went to bed around 1:30.</text:p>
      <text:p text:style-name="P32"/>
      <text:p text:style-name="P94">II.IX</text:p>
      <text:p text:style-name="P32"/>
      <text:p text:style-name="P94"><text:span text:style-name="T2">woke, fed the dogs, made coffee, posted </text:span><text:span text:style-name="T25">Rebound-S on Reddit for 40s Day, played Wordle (HUMOR in 4) and wrote in my journal.</text:span></text:p>
      <text:p text:style-name="P220"/>
      <text:p text:style-name="P222">. . .</text:p>
      <text:p text:style-name="P220"/>
      <text:p text:style-name="P221">I finished the Minecraft assignment, made a Reddit post for 40s Day, packed an order, got dressed, walked down to Cait’s, smoked some weed and wrote in my journal.</text:p>
      <text:p text:style-name="P221"/>
      <text:p text:style-name="P223">. . .</text:p>
      <text:p text:style-name="P221"/>
      <text:p text:style-name="P221"><text:soft-page-break/>We walked to the post office and then Jalisco. She had fish tacos and I ate a steak &amp; cheese burrito. We went into Instant Karma after that to get her a pair of glasses and then walked down to Battle Cat and got me a latte.</text:p>
      <text:p text:style-name="P221"><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p>
      <text:p text:style-name="P221"><text:s text:c="3"/>Aside from Mike, we all went to Allen’s house after that. We considered going to Malvern for food, but Casey and Myles steered us to Alley Cat. We walked inside but changed our minds, went to Cait’s house, ate mac + cheese and slept.</text:p>
      <text:p text:style-name="P221"/>
      <text:p text:style-name="P95">II.X</text:p>
      <text:p text:style-name="P224"/>
      <text:p text:style-name="P95"><text:span text:style-name="T2">We took our time waking up and eventually </text:span><text:span text:style-name="T26">drove down to Simple. I had a breakfast sandwich and Cait had a kale salad. We drove down to Bent Creek and had a walk around Lake Powatan.</text:span></text:p>
      <text:p text:style-name="P225"><text:s text:c="3"/>We decided to part ways after that and enjoy some alone time. I found a generic business transcription and did as much as I could before falling asleep.</text:p>
      <text:p text:style-name="P225"/>
      <text:p text:style-name="P96">II.XI</text:p>
      <text:p text:style-name="P226"/>
      <text:p text:style-name="P226">Fell back asleep multiple times and eventually walked up to Izzy’s for coffee w/ Cait. I ran into Fox and Darwin on the way home and caught a ride. I finished my business transcription and walked up to the Pump, hung w/ Eric and Francis for 1.5.</text:p>
      <text:p text:style-name="P226"><text:soft-page-break/><text:s text:c="3"/>I ordered a salad and tots from UJ, walked home, ate, put on more clothes and got a ride with Kevin to the brewery formerly known as Sanctuary. We played a great set. I had two sours, a porter and a Kalikimaki.</text:p>
      <text:p text:style-name="P226"><text:s text:c="3"/>I had Kev drop me off at Alley Cat, where Cait and I drank champagne until Lauren convinced us to go across the street for Mario Kart. We couldn’t believe Adam was our bartender.</text:p>
      <text:p text:style-name="P226"><text:s text:c="3"/>We went home, made love and fell asleep.</text:p>
      <text:p text:style-name="P226"/>
      <text:p text:style-name="P97">II.XII</text:p>
      <text:p text:style-name="P226"/>
      <text:p text:style-name="P96"><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227"><text:s text:c="3"/>It was just me and Scott until AB and Kirsten eventually showed up. At 10, I walked home and did PCB stuff until I was ready for sleep.</text:p>
      <text:p text:style-name="P227"/>
      <text:p text:style-name="P98">II.XIII</text:p>
      <text:p text:style-name="P228"/>
      <text:p text:style-name="P228">Slept til 11, played Wordle, made coffee and ordered PCB stuff, about $350 worth. After that, I drank coffee and caught up on four days of journal entries.</text:p>
      <text:p text:style-name="P228"/>
      <text:p text:style-name="P229">. . .</text:p>
      <text:p text:style-name="P228"/>
      <text:p text:style-name="P228">I went on to work on QALIZpad after that, got a bit cranky and then made some noodles. Then I watched the Super Bowl, finished the PCB and eventually went to bed.</text:p>
      <text:p text:style-name="P99"><text:soft-page-break/>II.XIV</text:p>
      <text:p text:style-name="P230"/>
      <text:p text:style-name="P99"><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231"><text:s text:c="3"/>We ordered sushi afterwards and picked up some beers from the Pump. I relaxed at the house for a while, caught an Uber out to Frazier’s, drank some Jager and then drove to Carrier St. to hang w/ Casey Horton. We eventually drove down to Cait’s and fell asleep.</text:p>
      <text:p text:style-name="P231"/>
      <text:p text:style-name="P100">II.XV</text:p>
      <text:p text:style-name="P232"/>
      <text:p text:style-name="P100"><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233"><text:s text:c="3"/>I walked to the CBD store, bought a pack of D8 cigarettes, went to the Pump and smoked one with a porter. I walked home, found work, smoked in the bath, watched some Simpsons and then wrote in my journal.</text:p>
      <text:p text:style-name="P233"/>
      <text:p text:style-name="P101">II.XVI</text:p>
      <text:p text:style-name="P234"/>
      <text:p text:style-name="P101"><text:span text:style-name="T2">Let the dogs wake me up at 7, made </text:span><text:span text:style-name="T30">coffee, looked at my phone, played Wordle (CAULK in 6,) worked and spent way too long looking at FB on my break. I worked some more and then wrote in my journal.</text:span></text:p>
      <text:p text:style-name="P235"/>
      <text:p text:style-name="P237"><text:soft-page-break/>. . .</text:p>
      <text:p text:style-name="P236"/>
      <text:p text:style-name="P236">I finished working at 11:30, caught a quick nap and walked up to munoz for Kev’s bday lunch. He was late, so Tina, Ryan, Melissa and I took a little walk with our cigarettes. I ate a torta, walked home, caught another quick nap and then walked up to Odd’s for a double espresso.</text:p>
      <text:p text:style-name="P236"><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p>
      <text:p text:style-name="P236"/>
      <text:p text:style-name="P103">II.XVII</text:p>
      <text:p text:style-name="P238"/>
      <text:p text:style-name="P102"><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239"/>
      <text:p text:style-name="P104">II.XVIII</text:p>
      <text:p text:style-name="P105"/>
      <text:p text:style-name="P33">Let the dogs out at 7 and then had <text:span text:style-name="T71">vivid dreams til 10. I made some coffee and possibly found some work about AI. </text:span></text:p>
      <text:p text:style-name="P33"/>
      <text:p text:style-name="P34">. . .</text:p>
      <text:p text:style-name="P34"/>
      <text:p text:style-name="P35"><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35"><text:s text:c="3"/>I swore I had driven home from Alley Cat, but apparently I was wrong. It was still on Vermont.</text:p>
      <text:p text:style-name="P35"><text:s text:c="3"/>Anyway, after the Pump, we went to Wende’s house, had a couple of beers and then went to Cait’s, tried on some of her new clothes that came in the mail and fell asleep.</text:p>
      <text:p text:style-name="P35"/>
      <text:p text:style-name="P106">II.XIX</text:p>
      <text:p text:style-name="P35"/>
      <text:p text:style-name="P106"><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241"><text:s text:c="3"/>We had two at the Pump afterwards and then went to Cait’s, packed her bags and hit the road. We drove to Greenville, ate some stir fry with Michelle and Dave and then had some beers and smores by a fire, made love and fell asleep.</text:p>
      <text:p text:style-name="P241"/>
      <text:p text:style-name="P107">II.XX</text:p>
      <text:p text:style-name="P242"/>
      <text:p text:style-name="P107"><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243"/>
      <text:p text:style-name="P108">II.XXI</text:p>
      <text:p text:style-name="P109"/>
      <text:p text:style-name="P36">Slept in a little and went to Gilla’s <text:span text:style-name="T72">for a delicious lunch. We went and bought some flip-flops after that and had a little sit on the beach, saw some really cool rainbows.</text:span></text:p>
      <text:p text:style-name="P36"><text:s text:c="3"/><text:span text:style-name="T72">We got coffee after that, went to a book store, picked Karen up from work, read our books at Mike’s house and then went to Cooper’s for dinner. We hung at Mike’s a little more, went back to Tonya’s, watched some Schitt’s Creek and went to sleep.</text:span></text:p>
      <text:p text:style-name="P12"/>
      <text:p text:style-name="P110">II.XXII</text:p>
      <text:p text:style-name="P244"/>
      <text:p text:style-name="P111"><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245"><text:s text:c="3"/>We went to Molly Darcy’s after that, met Cait’s friend Courtney and got hella turnt. We went to Courtney’s, played music, made love and dealt with dogs.</text:p>
      <text:p text:style-name="P245"/>
      <text:p text:style-name="P112"/>
      <text:p text:style-name="P112"/>
      <text:p text:style-name="P112"/>
      <text:p text:style-name="P112"/>
      <text:p text:style-name="P112"/>
      <text:p text:style-name="P113"><text:soft-page-break/>II.XXIII</text:p>
      <text:p text:style-name="P246"/>
      <text:p text:style-name="P247">We were rather hungover, but got to sleep a bit. We went to Bagel Dock and to Tonya’s to watch Drumline. We napped after that, went to the beach, back to Tonya’s and I wrote in my journal.</text:p>
      <text:p text:style-name="P247"/>
      <text:p text:style-name="P248">. . .</text:p>
      <text:p text:style-name="P247"/>
      <text:p text:style-name="P247">We ate Peruvian chicken and watched the whole first season of The Righteous Gemstones.</text:p>
      <text:p text:style-name="P247"><text:s text:c="3"/>Hi, ho.</text:p>
      <text:p text:style-name="P247"/>
      <text:p text:style-name="P113">II.XXIV</text:p>
      <text:p text:style-name="P247"/>
      <text:p text:style-name="P247">We tried to get up early and spent a while drinking coffee before heading to Matthew’s, where I had a delicious salmon benne. We drove to Vereen Gardens after that and sat on a swing before deciding it was time to hit the road.</text:p>
      <text:p text:style-name="P247"><text:s text:c="3"/>I drove while Cait DJed. It was really a very fun drive. We went to Brew Pump after that and hung out with TJ, Iris and Barbie. We headed to Cait’s house when they closed, chatted with Nelia and announced we were going to bed.</text:p>
      <text:p text:style-name="P247"><text:s text:c="3"/>However, Wende came over, which caused a very drunk Nelia to snap and ramble about how uncool it was that she could come over. Wende didn’t stay much longer, so Cait and I made some love and went to bed.</text:p>
      <text:p text:style-name="P247"/>
      <text:p text:style-name="P113"/>
      <text:p text:style-name="P113"/>
      <text:p text:style-name="P113"/>
      <text:p text:style-name="P113"/>
      <text:p text:style-name="P112"><text:soft-page-break/>II.XXV</text:p>
      <text:p text:style-name="P113"/>
      <text:p text:style-name="P37">We woke and drank some coffee/had some laughs before Cait drove me home. I ended up napping until about 5PM, when I made some coffee, prepped some ramen and wrote in my journal.</text:p>
      <text:p text:style-name="P37"/>
      <text:p text:style-name="P38">. . .</text:p>
      <text:p text:style-name="P37"/>
      <text:p text:style-name="P37">I ate dinner and spent forever trying to find a transcription. Eventually, I found an ITM, took a bath, trimmed my beard and worked. I got tired around 11PM and went to sleep.</text:p>
      <text:p text:style-name="P37"/>
      <text:p text:style-name="P115">II.XXVI</text:p>
      <text:p text:style-name="P114"/>
      <text:p text:style-name="P37">I did Wordle to wake up. Spud was staring at me at 7am. I fed the dogs, made coffee and worked til about 10:00, at which point I laid on my couch and wrote in my journal.</text:p>
      <text:p text:style-name="P37"/>
      <text:p text:style-name="P38">. . .</text:p>
      <text:p text:style-name="P37"/>
      <text:p text:style-name="P37">I went to Kev’s house, where we recorded a cover of Emily King’s Distance. It took a lot of takes, but sounded and looked great.</text:p>
      <text:p text:style-name="P37"><text:s text:c="3"/>I met up w/ Cait at the Brew Pump and we were soon joined by Chuck. We went to a party that turned into a night of Molly at the Salvage Station w/ Doom Flamingo.</text:p>
      <text:p text:style-name="P37"/>
      <text:p text:style-name="P114"/>
      <text:p text:style-name="P114"/>
      <text:p text:style-name="P114"/>
      <text:p text:style-name="P114"/>
      <text:p text:style-name="P114"><text:soft-page-break/>II.XXVII</text:p>
      <text:p text:style-name="P37"/>
      <text:p text:style-name="P114"><text:span text:style-name="T2">I was wiped, stayed home and so did Cait. </text:span><text:span text:style-name="T35">I think I mostly stayed home on </text:span><text:span text:style-name="T73">II.XXVIII</text:span><text:span text:style-name="T35"> as well, but maybe met Cait at the Pump for a couple.</text:span></text:p>
      <text:p text:style-name="P250"/>
      <text:p text:style-name="P116">III.I</text:p>
      <text:p text:style-name="P251"/>
      <text:p text:style-name="P251">We woke and decided to go to Hot Springs. We had lunch at the Appalachian Bodega, hiked up Lover’s Leap, sat by the river, bathed in the sun and had a soak. We stopped by the Ingles on the way home and got stuff for dinner.</text:p>
      <text:p text:style-name="P251"><text:s text:c="3"/>Cait drove us home, where we signed up for HBO Max and watched Raised by Wolves.</text:p>
      <text:p text:style-name="P251"/>
      <text:p text:style-name="P116">III.II</text:p>
      <text:p text:style-name="P251"/>
      <text:p text:style-name="P116"><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252"><text:s text:c="3"/>We beat an undefeated team and then went to the Pump before reading poetry w/ Casey at Cait’s.</text:p>
      <text:p text:style-name="P252"/>
      <text:p text:style-name="P117">III.III</text:p>
      <text:p text:style-name="P253"/>
      <text:p text:style-name="P117"><text:span text:style-name="T2">I went home and napped until the Pump </text:span><text:span text:style-name="T37">opened, where I had a burger, a beer and chatted with Eric. It was chilly on the walk home. I popped by Cait’s, gave her a quick cuddle, went home and started watching Space Ghost Coast to Coast.</text:span></text:p>
      <text:p text:style-name="P118"><text:soft-page-break/>III.IV</text:p>
      <text:p text:style-name="P254"/>
      <text:p text:style-name="P255">Walked up to Drop of Sun, took my COVID test, chatted w/ SJ, set up my drums, worked on a song w/ Kev &amp; Lucy, had lunch from the sandwich shop, tracked three songs, spaced out at the Brew Pump, got picked up by Cait, hung w/ Chuck at her house and eventually went to bed.</text:p>
      <text:p text:style-name="P255"/>
      <text:p text:style-name="P118">III.V</text:p>
      <text:p text:style-name="P255"/>
      <text:p text:style-name="P255">Got up, walked to the market for a burrito, worked on a song of Hunter’s, tracked it, two more songs, walked home and watched Space Ghost.</text:p>
      <text:p text:style-name="P255"/>
      <text:p text:style-name="P118">III.VI</text:p>
      <text:p text:style-name="P255"/>
      <text:p text:style-name="P255">I was very tired and cranky. I eventually walked up to the Pump, but did not want to be joined by Sunny. I had two beers w/ Cait and then went out to Fox’s house for her bday w/ Kev, Alyse, Jason, Dulci, Ben, August, Galen, Rachel, Allison, Melissa, Charlie, Alex, Ryan, Fox and Darwin.</text:p>
      <text:p text:style-name="P255"><text:s text:c="3"/>We went to the Malvern with Ry and ran into Wende and Barbie. I got very full on burger/fries and passed out quickly.</text:p>
      <text:p text:style-name="P255"/>
      <text:p text:style-name="P118">III.VII</text:p>
      <text:p text:style-name="P254"/>
      <text:p text:style-name="P255">Walked to Izzy’s and home, napped, found work, drank more coffee and wrote in my journal.</text:p>
      <text:p text:style-name="P255"/>
      <text:p text:style-name="P256">. . .</text:p>
      <text:p text:style-name="P255"/>
      <text:p text:style-name="P255"><text:soft-page-break/>I worked until 6 or 7, watched an episode of Space Ghost and then two episodes of Home Movies. I found more work but decided to cancel it and fell asleep around 1.</text:p>
      <text:p text:style-name="P255"/>
      <text:p text:style-name="P119">III.VIII</text:p>
      <text:p text:style-name="P257"/>
      <text:p text:style-name="P119"><text:span text:style-name="T2">It was too cold to wake up, so I fed the </text:span><text:span text:style-name="T38">dogs and went back to bed til 11. I played Wordle (SWEET in 6,) made coffee, found work and wrote in my journal.</text:span></text:p>
      <text:p text:style-name="P258"/>
      <text:p text:style-name="P260">. . .</text:p>
      <text:p text:style-name="P258"/>
      <text:p text:style-name="P259">I was having minor panic attacks and never did any work. I went to see Cait around three, and her mood was similar. We just weren’t sure what to do with ourselves. We talked about walking, but it started to rain, so we drove to the Brew Pump.</text:p>
      <text:p text:style-name="P259"><text:s text:c="3"/>Sunny and Will were there, which made me anxious again. We kinda just drank a lot, went back to Cait’s, made lentil soup and watched Gilded Age.</text:p>
      <text:p text:style-name="P259"/>
      <text:p text:style-name="P120">III.VIX</text:p>
      <text:p text:style-name="P259"/>
      <text:p text:style-name="P120"><text:span text:style-name="T2">Woke and made coffee. Cait remembered </text:span><text:span text:style-name="T39">she had a gift card to Outback Steakhouse. I’m not sure how we got on the subject. We went there and had something like a first date, and then went for an excellent walk in the Montford Graveyard.</text:span></text:p>
      <text:p text:style-name="P261"><text:s text:c="3"/>We went back to her house, napped, made love. I went to the Pump for one and then we went bowling. We suffered a close defeat, went to the Pump for one, got a pizza from Ingles, watched the Dre halftime show and then Raised by Wolves.</text:p>
      <text:p text:style-name="P261"/>
      <text:p text:style-name="P121"><text:soft-page-break/>III.X</text:p>
      <text:p text:style-name="P262"/>
      <text:p text:style-name="P262">Woke and knew it was time to go home. Cait agreed, and I was feeling a little grumpy/lost. I made coffee, scrolled, Wordled and wrote in my journal.</text:p>
      <text:p text:style-name="P262"/>
      <text:p text:style-name="P263">. . .</text:p>
      <text:p text:style-name="P262"/>
      <text:p text:style-name="P262">I worked all day typing about a screen printing company and fit a Prime-E into a 60% layout during my breaks. I made pickle ramen w/ faux chicken for dinner and spaced out til around 1AM.</text:p>
      <text:p text:style-name="P262"/>
      <text:p text:style-name="P121">III.XI</text:p>
      <text:p text:style-name="P264"/>
      <text:p text:style-name="P262">Slept til 10ish, made coffee, barely won Wordle, accepted a few gigs/recording dates and worked til 130, then wrote in my journal.</text:p>
      <text:p text:style-name="P262"/>
      <text:p text:style-name="P263">. . .</text:p>
      <text:p text:style-name="P262"/>
      <text:p text:style-name="P262">I finished working around 2, went to UJ for a Cuban. Eric was there, so we had a beer. I bought some brake fluid, picked Kevin up and went downtown for LaZoom——two bachelorette parties and a random Indian couple. We added New Belgium as a new second stop.</text:p>
      <text:p text:style-name="P262"><text:s text:c="3"/>I took Kevin home, relaxed for a bit, and then, at 1:00, took an Uber to Frazier’s, where Sean, Cait and Wende were drinking. We went to Wende’s house and played percussion instruments after that, but I was not able to drink anymore. Went to Cait’s for sleep at 430.</text:p>
      <text:p text:style-name="P262"/>
      <text:p text:style-name="P262"/>
      <text:p text:style-name="P262"/>
      <text:p text:style-name="P122"><text:soft-page-break/>III.XII</text:p>
      <text:p text:style-name="P262"/>
      <text:p text:style-name="P122"><text:span text:style-name="T2">Cait made yummy bfast sandwiches. We went </text:span><text:span text:style-name="T40">to Izzy’s and then a small thrift store where I found a fuzzy orange blazer and tie. We packed up the car and drove down to Spindale for Jaime’s housewarming party. I stayed up til new 4AM drinking mead and then slept soundly on an air mattress.</text:span></text:p>
      <text:p text:style-name="P265"/>
      <text:p text:style-name="P123">III.XIII</text:p>
      <text:p text:style-name="P266"/>
      <text:p text:style-name="P266">Woke to a yummy bfast casserole and plenty of coffee. We said our goodbyes, drove up the mountain and chilled in our separate homes. I eventually watched some Gilded Age and soldered seven USB ports, but it took all day and night to find the motivation.</text:p>
      <text:p text:style-name="P266"/>
      <text:p text:style-name="P123">III.XIV</text:p>
      <text:p text:style-name="P266"/>
      <text:p text:style-name="P266">Woke, drank coffee, packed orders, converted Voyager 104 to JST and went to the post office. I drank three sours with Eric and took home some hibachi. I chilled on the couch, ate food and invoiced Van Dusen for my work. Cait wanted to go to McStu’s around 1130, so I did, drank two beers, hung with Barbie, went to Cait’s, made love and slept.</text:p>
      <text:p text:style-name="P266"/>
      <text:p text:style-name="P123">III.XV</text:p>
      <text:p text:style-name="P266"/>
      <text:p text:style-name="P266">Woke around 1130, checked my phone, started Wordle, walked home, checked some keyboard things, made coffee and wrote in my journal.</text:p>
      <text:p text:style-name="P266"/>
      <text:p text:style-name="P267">. . .</text:p>
      <text:p text:style-name="P266"><text:soft-page-break/></text:p>
      <text:p text:style-name="P266">Cait brought me some Mexican food and Sunny went into work. I spent five hours converting the Voyager 104 to run on RP2404 and charged Van Dusen $100. then I talked to Cait on the phone, smoked a bowl, watched a couple episodes of Space Ghost and wrote in my journal.</text:p>
      <text:p text:style-name="P266"/>
      <text:p text:style-name="P124">III.XVI</text:p>
      <text:p text:style-name="P268"/>
      <text:p text:style-name="P266">Woke and started getting things ready to order. First, I had coffee. Sunny left town. I painstakingly got the part list together for Voyager 104, then updated Buddy .26 to be Buddy-H.</text:p>
      <text:p text:style-name="P266"><text:s text:c="3"/>While checking diode orientation, I realized .26 had an upside down diode, so I tried fixing one. This didn’t work, but led me to realize that .26 had incorrect header pin placement, so I frantically reworked Buddy-C instead. I added CS Superplate to the order and drove up to Brew Pump for a quick beer w/ Eric and Wild Bill.</text:p>
      <text:p text:style-name="P266"><text:s text:c="3"/>I went to the bowling alley and ordered a cheese steak w/ tots. We won the first game against Lime Team. I bowled like crap on the second game, but we won. We lost the third game. I went to the Pump, had two sours, met Cait, smoked a bowl in her car, went to Alley Cat, drank a gin &amp; tonic + a Dominga, drove home and slept drunkenly.</text:p>
      <text:p text:style-name="P266"/>
      <text:p text:style-name="P124"/>
      <text:p text:style-name="P124"/>
      <text:p text:style-name="P124"/>
      <text:p text:style-name="P124"/>
      <text:p text:style-name="P124"/>
      <text:p text:style-name="P124"/>
      <text:p text:style-name="P123"><text:soft-page-break/>III.XVII</text:p>
      <text:p text:style-name="P266"/>
      <text:p text:style-name="P269">Woke hungover, but eventually cured it with coffee and funny texts. Cait and I went to Green Tea Sushi, then the pharmacy, then the Wedge, then my house.</text:p>
      <text:p text:style-name="P269"><text:s text:c="3"/>At 7, we had Cake practice at Kevin’s house. I called Cait while walking home and then spent a while looking for work and writing in my journal.</text:p>
      <text:p text:style-name="P269"/>
      <text:p text:style-name="P270">. . .</text:p>
      <text:p text:style-name="P269"/>
      <text:p text:style-name="P269">I scrolled myself to sleep.</text:p>
      <text:p text:style-name="P269"/>
      <text:p text:style-name="P278">III.XVIII</text:p>
      <text:p text:style-name="P247"/>
      <text:p text:style-name="P271">Woke around 9, fed the dogs, made coffee, looked at my phone and found some work, seemingly a Title IX investigation from Mary Washington. . .I drove up to Pizza Mind for an Italian sandwich, had a beer at the Pump and then drove to Kevin’s for Fwuit rehearsal, where we played Bonnie Lou, Bon Voyage, Only Got One, Keep Up, Chrome Canyon, Cassini, Distance and Don’t Even Try.</text:p>
      <text:p text:style-name="P271"><text:s text:c="3"/>I went to the Pump again, went to Ingles for pickles and bologna, came home, worked a little bit, scrolled on my phone and wrote in my journal.</text:p>
      <text:p text:style-name="P271"/>
      <text:p text:style-name="P279">III.XIX</text:p>
      <text:p text:style-name="P279"><text:span text:style-name="T2"/></text:p>
      <text:p text:style-name="P279"><text:span text:style-name="T2">Worked, packed drums, got dressed, went to the Pump, met Cait, drove to South Slope, set up my drums at American Vinyl Co, hung outside w/ Kev and Dulce, sound checked, got pizza, watched the Willie Nillies, played a set. My mom and Cait and Kim were the wildest people in the room.</text:span></text:p>
      <text:p text:style-name="P279"><text:soft-page-break/><text:span text:style-name="T2"><text:s text:c="3"/>Watched Stinkerton Raid, went to One World West for a couple Screamin’ Js songs, followed Cait home, gave her a kiss, went home and slept.</text:span></text:p>
      <text:p text:style-name="P279"><text:span text:style-name="T2"/></text:p>
      <text:p text:style-name="P280">III.XX</text:p>
      <text:p text:style-name="P280"><text:span text:style-name="T2"/></text:p>
      <text:p text:style-name="P279"><text:span text:style-name="T2">Went to Middlemont at 9AM w/ coffee, rehearsed and recorded four Midnight Pony songs. I took my drums home, let the dogs out, dissociated for a while and then went to hang w/ Cait at McStew’s. Barbie showed up and drove us to the One Stop for some Deadish cover jam night.</text:span></text:p>
      <text:p text:style-name="P279"><text:span text:style-name="T2"><text:s text:c="3"/>We went back to McStew’s for a moment and then to Cait’s house.</text:span></text:p>
      <text:p text:style-name="P279"><text:span text:style-name="T2"/></text:p>
      <text:p text:style-name="P280">III.XXI</text:p>
      <text:p text:style-name="P280"><text:span text:style-name="T2"/></text:p>
      <text:p text:style-name="P279"><text:span text:style-name="T2">Woke and made my way home. Had coffee w/ Sunny and her mom and then told Sunny I was planning on moving out in June. She melted down and told me to get out, so I walked up to UJ and met my dad for lunch.</text:span></text:p>
      <text:p text:style-name="P279"><text:span text:style-name="T2"><text:s text:c="3"/>I cuddled Cait for a few after that, and she went into work. Sunny seemed like she was at the Pump, so I snuck over to my house for clothes, computer and keyboards.</text:span></text:p>
      <text:p text:style-name="P279"><text:span text:style-name="T2"><text:s text:c="3"/>I went back to Cait’s, walked up to the Pump, talked to Sunny, got her some groceries, gave her a ride home, picked up some bubbles &amp; detergent, walked to Wende’s, let the cats out, went to Cait’s and worked a little. I went back to Wende’s, got the cats in, went back to Cait’s, laid in her bed, and, when she got home, fell asleep.</text:span></text:p>
      <text:p text:style-name="P279"><text:span text:style-name="T2"/></text:p>
      <text:p text:style-name="P279"><text:span text:style-name="T2"/></text:p>
      <text:p text:style-name="P279"><text:span text:style-name="T2"/></text:p>
      <text:p text:style-name="P279"><text:soft-page-break/>III.XXII</text:p>
      <text:p text:style-name="P271"/>
      <text:p text:style-name="P271">Woke, got yelled at a little over coffee. Cait had a work meeting, and I finished my Atari transcription. We met Lauren at UJ and then went to the Pump. Cait got a little tipsy and wasn’t sure what to do, so we headed for Little Bee Thai.</text:p>
      <text:p text:style-name="P271"><text:s text:c="3"/>We decided to stop into Burger Bar for a shot, picked up our food and then went to Riverside Rhapsody, where Barbie works. We hung out until she was done and then got some food and a drink from the Pub.</text:p>
      <text:p text:style-name="P271"><text:s text:c="3"/>We went to McStew’s, drank some champagn, watched some Gilded Age and then Vice Principals. We were very tired and slept in Wende’s bed. I should probably mention I also got yelled at in the car before going into the Pub.</text:p>
      <text:p text:style-name="P271"/>
      <text:p text:style-name="P281">III.XXIII</text:p>
      <text:p text:style-name="P281"><text:span text:style-name="T2"/></text:p>
      <text:p text:style-name="P281"><text:span text:style-name="T2">Woke, phone was dead. Cait had to do stuff at work, so we went to her house… after Izzy’s. I listened to Tina’s new songs, scrolled on my phone and then wrote in my journal.</text:span></text:p>
      <text:p text:style-name="P281"><text:span text:style-name="T2"/></text:p>
      <text:p text:style-name="P282"><text:span text:style-name="T2">. . .</text:span></text:p>
      <text:p text:style-name="P281"><text:span text:style-name="T2"/></text:p>
      <text:p text:style-name="P281"><text:span text:style-name="T2">Cait came home and we watched High Fidelity. Cait got anxious and we made love. I think we checked on the cats after that, went back to Cait’s house and watched The Great Gatsby.</text:span></text:p>
      <text:p text:style-name="P281"><text:span text:style-name="T2"><text:s text:c="3"/>I somehow skipped over eating a turkey pita and heating Cait’s curry, but that was in there, too. Also, it was a rainy day. Cait blew up at Nelia for being noisy at 5AM.</text:span></text:p>
      <text:p text:style-name="P281"><text:soft-page-break/><text:span text:style-name="T2"/></text:p>
      <text:p text:style-name="P283">III.XXIV</text:p>
      <text:p text:style-name="P281"><text:span text:style-name="T2">Woke, drank coffee. Cait made toad-in-a-holes and we walked down to check on the cats. We had an excellent cuddle on the couch. I walked home after that, packed my drums, took them to Middlemont, realized the water was about to be shut off, got an extension, made coffee and walked down to record.</text:span></text:p>
      <text:p text:style-name="P281"><text:span text:style-name="T2"><text:s text:c="3"/>We recorded Beautiful Mess, Loon, Golden Highway and called it a day. I walked home to an empty house and took a bath. Sunny came home piss drunk, said I was mean and passed out. Once I heard snoring, I walked down to let the cats in and talked to Cait the whole time. She was in her bed, high on a weed gummy.</text:span></text:p>
      <text:p text:style-name="P281"><text:span text:style-name="T2"><text:s text:c="3"/>As I expected, Sunny got up at 11:15, banged around in the kitchen, invited Will over and bitched.</text:span></text:p>
      <text:p text:style-name="P281"><text:span text:style-name="T2"/></text:p>
      <text:p text:style-name="P283">III.XXV</text:p>
      <text:p text:style-name="P283"><text:span text:style-name="T2"/></text:p>
      <text:p text:style-name="P281"><text:span text:style-name="T2">Woke, made coffee, struggled at Wordle </text:span><text:span text:style-name="T41">(DEPOT in five,) walked down to Middlemont and recorded Pull You Close, Sail me Away and Swings. We had a hard cutoff at 1, so I went to let the cats out, found some work, threw it away, laid down, ate a turkey sandwich. Sunny had got me some Simple, found a new assignment about automation, made some coffee and wrote in my journal.</text:span></text:p>
      <text:p text:style-name="P281"><text:span text:style-name="T41"/></text:p>
      <text:p text:style-name="P282"><text:span text:style-name="T41">. . .</text:span></text:p>
      <text:p text:style-name="P281"><text:span text:style-name="T41"/></text:p>
      <text:p text:style-name="P284"><text:span text:style-name="T2">I worked until Cait got off around 10, jogged up to the Pump, drank an imperial stout w/ her and Will, went down to the Malvern to see Barbie and ran into </text:span><text:soft-page-break/><text:span text:style-name="T2">Fursty. I drank a milk stout, and, after Fursty left, we went to McSterw’s for bongos and bongs. We made love and fell asleep.</text:span></text:p>
      <text:p text:style-name="P284"><text:span text:style-name="T2"/></text:p>
      <text:p text:style-name="P284">III.XXVI</text:p>
      <text:p text:style-name="P284"><text:span text:style-name="T2"/></text:p>
      <text:p text:style-name="P284"><text:span text:style-name="T2">I woke, kissed Cait awake and went to my house for coffee. I walked down to Middlemont and we recorded Fly Around, Yellow Rose and I think that’s all. I walked home, dozed, got a burger from the Malvern and went to Kev’s house to practice w/ he and Matt. We did Heat Lightning, Once in a While, Waiting All Your Life, Palms and One of the Good Ones. I talked to Cait on the walk home &amp; slept.</text:span></text:p>
      <text:p text:style-name="P284"><text:span text:style-name="T2"/></text:p>
      <text:p text:style-name="P284">III.XXVII</text:p>
      <text:p text:style-name="P284"><text:span text:style-name="T2"/></text:p>
      <text:p text:style-name="P284"><text:span text:style-name="T2">woke, went to Middlemont, recorded the aforementioned songs in record time. I walked home, laid on the couch, went to let the cats out, met Cat at UJ for some food. Kim, Rick and Bart were there as well.</text:span></text:p>
      <text:p text:style-name="P284"><text:span text:style-name="T2"><text:s text:c="3"/>We drank at the Pump until the sun went down and then ate potato soup at Wende’s house and watched Gilded Age. We fell asleep reasonably early.</text:span></text:p>
      <text:p text:style-name="P284"><text:span text:style-name="T2"/></text:p>
      <text:p text:style-name="P284">III.XXVIII</text:p>
      <text:p text:style-name="P284"><text:span text:style-name="T2"/></text:p>
      <text:p text:style-name="P284"><text:span text:style-name="T2">woke, made coffee and cleaned Wende’s house. Cait had to go into work, but I stayed on the couch a while drinking coffee. I eventually walked home and wrote in my journal.</text:span></text:p>
      <text:p text:style-name="P284"><text:span text:style-name="T2"/></text:p>
      <text:p text:style-name="P285"><text:span text:style-name="T2">. . .</text:span></text:p>
      <text:p text:style-name="P284"><text:span text:style-name="T2"/></text:p>
      <text:p text:style-name="P284"><text:soft-page-break/><text:span text:style-name="T2">I found some work, an ADHD podcast, and then, around 4, left home on foot. I went to the post office, then had a beer and some dumplings at the Pump. I walked to Cellarest Project and had a stout with a charred marshmallow.</text:span></text:p>
      <text:p text:style-name="P284"><text:span text:style-name="T2"><text:s text:c="3"/>Then, I walked downtown and found a bar/coffee shop, the Asheville Club. I ordered a cordtado and walked to Jack of the Wood. My parents and uncle Jack were trying to cross the street outside.</text:span></text:p>
      <text:p text:style-name="P284"><text:span text:style-name="T2"><text:s text:c="3"/>Melissa was hosting triva. We ended up in 5</text:span><text:span text:style-name="T61">th</text:span><text:span text:style-name="T2"> place overall and had food + two beers while we did it. I had one at Claddaugh after that while waiting for Cait. We had one at the Pump, went to UJ with Maria and Michel, ran into JB and then partied all night at Cait’s house. We fell asleep after having sex that was a little too pornographic.</text:span></text:p>
      <text:p text:style-name="P284"><text:span text:style-name="T2"/></text:p>
      <text:p text:style-name="P286">III.XXIX</text:p>
      <text:p text:style-name="P286"><text:span text:style-name="T2"/></text:p>
      <text:p text:style-name="P284"><text:span text:style-name="T2">Slept and made love in bed until around noon. We had a craving for Sonic and tried to go, but there was not one where Cait thought there was. We went to Simple instead. She drove me home and then went to see Antonia in Montford.</text:span></text:p>
      <text:p text:style-name="P284"><text:span text:style-name="T2"><text:s text:c="3"/>I took several intense naps and wrote in my journal. . .I put on Gilded Age and did nothing but sleep all night.</text:span></text:p>
      <text:p text:style-name="P284"><text:span text:style-name="T2"/></text:p>
      <text:p text:style-name="P286">III.XXX</text:p>
      <text:p text:style-name="P286"><text:span text:style-name="T2"/></text:p>
      <text:p text:style-name="P284"><text:span text:style-name="T2">I woke at 8, fed the dogs, made coffee, played on my phone and wrote in my journal. . .I found a SafeSport assignment, worked til 1:00 and realized my Buddy-H controllers would work as long as soldered in.</text:span></text:p>
      <text:p text:style-name="P284"><text:soft-page-break/><text:span text:style-name="T2"><text:s text:c="3"/>I took a bath, washed my hair, packed an order, walked to the post office and met Cait at the Brew Pump, wrote in my journal.</text:span></text:p>
      <text:p text:style-name="P284"><text:span text:style-name="T2"/></text:p>
      <text:p text:style-name="P285"><text:span text:style-name="T2">. . .</text:span></text:p>
      <text:p text:style-name="P284"><text:span text:style-name="T2"/></text:p>
      <text:p text:style-name="P284"><text:span text:style-name="T2">We stayed there for nearly six hours hanging with Will, Eric, Wende, Sean, Kim, TJ, Iris, Wild Bill, and eventually walked over to Isis to catch the end of a show and have another drink. We picked up a sixer from the Pump, went to Cait’s house, packed her car and then drove to Montford to house sit.</text:span></text:p>
      <text:p text:style-name="P284"><text:span text:style-name="T2"><text:s text:c="3"/>Antonia’s front door was wide open. It was a very windy night. I snacked on El Kimchi while Cait made egg sandwiches. We went to bed, but I wasn’t sleepy yet, so I went down and hung on the couch for a while.</text:span></text:p>
      <text:p text:style-name="P284"><text:span text:style-name="T2"/></text:p>
      <text:p text:style-name="P284">III.XXXI</text:p>
      <text:p text:style-name="P284"/>
      <text:p text:style-name="P272">I woke and made a pourover after playing Wordle. We hung on the couch, wrote in our journals and talked about going for a hike. . .I sat on the stoop while Cait got ready. We grabbed some food from Montford Deli and then drove down to Pink Beds in Brevard, where we did a six-mile loop.</text:p>
      <text:p text:style-name="P272"><text:s text:c="3"/>We stopped by Looking Glass for a second and then drove back to town, stopping at Cait’s for work clothes. We went to Montford, made spaghetti, watched Pirates of the Caribbean, a couple Pixar shorts and went to bed.</text:p>
      <text:p text:style-name="P272"/>
      <text:p text:style-name="P287"/>
      <text:p text:style-name="P287"/>
      <text:p text:style-name="P287"/>
      <text:p text:style-name="P288"><text:soft-page-break/>IV.I</text:p>
      <text:p text:style-name="P287"><text:span text:style-name="T2"/></text:p>
      <text:p text:style-name="P287"><text:span text:style-name="T2">I died——April Fool’s. I actually woke </text:span><text:span text:style-name="T42">up, made coffee, drank it on the stoop w/ Cait, walked to All Day Darling, ordered a ham, egg, cheese bagel + cold brew and ordered an Uber to the west side.</text:span></text:p>
      <text:p text:style-name="P287"><text:span text:style-name="T42"/></text:p>
      <text:p text:style-name="P289"><text:span text:style-name="T42">. . .</text:span></text:p>
      <text:p text:style-name="P287"><text:span text:style-name="T42"/></text:p>
      <text:p text:style-name="P290"><text:span text:style-name="T2">I forgot to mention that Cait foolwed me, saying she had been driving without a license.</text:span></text:p>
      <text:p text:style-name="P290"><text:span text:style-name="T2"><text:s text:c="3"/>I took the Uber w/ Karen to Ace Hardware, bought a small bag of dogfood and walked to Carrier St., where Sunny and Kasey had been partying all night. I added a USB port to my purple Rebound-S and then soldered a Buddy-H and tried out the new superplate for Layercase. I need to move the opening 1mm south and will probably get rid of the OLED hole and shrink the rotary cutout.</text:span></text:p>
      <text:p text:style-name="P290"><text:span text:style-name="T2"><text:s text:c="3"/>Melissa picked me up at 330. we loaded my drums into the Element, picked up Ryan from Middlemont, swung by the post office to fulfil an order and then drove to Mars Hill. The person who booked us for the gig ran a coffee shop, so we met her there and then checked out the stage.</text:span></text:p>
      <text:p text:style-name="P290"><text:span text:style-name="T2"><text:s text:c="3"/>We started a three-hour set. Ryan and I went to the local brewery to chug one after the first two sets. A college clogging group had taken over the streets for the start of our third one, so we just sat and watched for a while. I really had to pee when we finished.</text:span></text:p>
      <text:p text:style-name="P290"><text:span text:style-name="T2"><text:s text:c="3"/>Ryan had left the hazards on, so we needed a jump, but it didn’t take long. We drove to West Asheville. Ryan went to the Malvern and I chilled on the couch while Sunny and Kasey prepared to go there </text:span><text:soft-page-break/><text:span text:style-name="T2">also. I caught an Uber to the One Spot, ordered a gose and a slice of pizza.</text:span></text:p>
      <text:p text:style-name="P290"><text:span text:style-name="T2"><text:s text:c="3"/>Cait arrived and drank half of my gose. We went to Charlotte Street Pub w/ Barbie to meet Wende, Sean and Shari. Ryan and Amanda (?) were there also. It was last call. I chugged on a Guinness and sipped on a shot of Jager.</text:span></text:p>
      <text:p text:style-name="P290"><text:span text:style-name="T2"><text:s text:c="3"/>We went to Frazier’s, where I drank a Young’s stout, and then went to hang at Antonia’s house w/ Ryan and Amanda. We stayed up trading music videos until 5:30 in the morning. Then, Cait and I made love.</text:span></text:p>
      <text:p text:style-name="P290"><text:span text:style-name="T2"/></text:p>
      <text:p text:style-name="P290">IV.II</text:p>
      <text:p text:style-name="P290"><text:span text:style-name="T2"/></text:p>
      <text:p text:style-name="P291"><text:span text:style-name="T2">The alarm went off at 9:10. Cait left for work and I fell back asleep til noon. I fed the cats, did the dishes, tidied, swept, got dressed and walked to Trade &amp; Lore, where I used a very old gift card for a draft latte and wrote in my journal while someone played Sati on a keyboard.</text:span></text:p>
      <text:p text:style-name="P291"><text:span text:style-name="T2"/></text:p>
      <text:p text:style-name="P292"><text:span text:style-name="T2">. . .</text:span></text:p>
      <text:p text:style-name="P291"><text:span text:style-name="T2"/></text:p>
      <text:p text:style-name="P291"><text:span text:style-name="T2">I walked to Montford Deli, ordered a Big Cheesy and went to Antonia’s house to eat it. I did some fixes on RBCS superplate until Cait got home, followed by Chuck shortly after. We decided to meet Lucy at the Pump and had three beers before driving back to Montford, where we ate leftovers and fell asleep watching Raised by Wolves.</text:span></text:p>
      <text:p text:style-name="P12"/>
      <text:p text:style-name="P293"/>
      <text:p text:style-name="P293"/>
      <text:p text:style-name="P293"/>
      <text:p text:style-name="P294"><text:soft-page-break/>IV.III</text:p>
      <text:p text:style-name="P293"><text:span text:style-name="T2"/></text:p>
      <text:p text:style-name="P293"><text:span text:style-name="T2">Woke at 9 and kissed Cait off to work. I tidied up and caught an Uber to the west side, where I made coffee, scrolled on my phone and wrote in my journal.</text:span></text:p>
      <text:p text:style-name="P293"><text:span text:style-name="T2"/></text:p>
      <text:p text:style-name="P295"><text:span text:style-name="T2">. . .</text:span></text:p>
      <text:p text:style-name="P295"><text:span text:style-name="T2"/></text:p>
      <text:p text:style-name="P293"><text:span text:style-name="T2">I wired up OLED to my Rebound-S and tried to get the Voyager 104 working with no luck. I think I got a fair amount of rest, too. Around 5, I went up to Eric’s house and tried to diagnose V104 some more, eventually realizing I had a very wrong crystal on there.</text:span></text:p>
      <text:p text:style-name="P293"><text:span text:style-name="T2"><text:s text:c="3"/>I walked down to Cait’s around 830 and watched some of David Chang’s new show. She was anxious from a weed gummy. We eventually put on some Drunk History and fell asleep.</text:span></text:p>
      <text:p text:style-name="P293"><text:span text:style-name="T2"/></text:p>
      <text:p text:style-name="P294">IV.IV</text:p>
      <text:p text:style-name="P294"><text:span text:style-name="T2"/></text:p>
      <text:p text:style-name="P293"><text:span text:style-name="T2">Woke around 10, made coffee for Cait </text:span><text:span text:style-name="T43">and packed some things in her car. She headed off to work, and I walked home to work as well. I found a title agent using his professional coach as a therapist. On my fourth break, I wrote in my journal. I also opened some mail, added some store inventory and got an extension on our $200 gas bill. . .</text:span></text:p>
      <text:p text:style-name="P293"><text:span text:style-name="T43"><text:s text:c="3"/>I finished working, packed up a dummy V104 for Van Dusen, took it up to the post office, walked to the Brew Pump, had two beers + steak hibachi w/ eggs, then headed east.</text:span></text:p>
      <text:p text:style-name="P293"><text:span text:style-name="T43"><text:s text:c="3"/>I stopped into Urban Orchard for a quick pee, Owens Bell for a quick sit, Jack of the Wood for a </text:span><text:soft-page-break/><text:span text:style-name="T43">quick hello to Jason, Asheville Club for a quick, corado, and then walked to Homegrown, ordered a Black Mocha Stout and wrote in my journal.</text:span></text:p>
      <text:p text:style-name="P293"><text:span text:style-name="T43"/></text:p>
      <text:p text:style-name="P295"><text:span text:style-name="T43">. . .</text:span></text:p>
      <text:p text:style-name="P293"><text:span text:style-name="T43"/></text:p>
      <text:p text:style-name="P296"><text:span text:style-name="T2">I had a couple beers, folded silverware and smoked some joints n’ bowls out back. Wende was celebrating her 47</text:span><text:span text:style-name="T61">th</text:span><text:span text:style-name="T2"> at 27 Club, so we went there and did some Karaoke. I had a green tea shot and a delicious Whistle Hop gose.</text:span></text:p>
      <text:p text:style-name="P296"><text:span text:style-name="T2"><text:s text:c="3"/>We got in the car w/ Barbie, had plans of going to The Social and a house. The Social was closed, so we careened to the house where Matt Scopes was hanging out. We drank, snacked and watched music videos w/ a fog machine rolling. Cait and I fell asleep on the couch while watching a Ween concert.</text:span></text:p>
      <text:p text:style-name="P296"><text:span text:style-name="T2"/></text:p>
      <text:p text:style-name="P296">IV.V</text:p>
      <text:p text:style-name="P296"><text:span text:style-name="T2"/></text:p>
      <text:p text:style-name="P296"><text:span text:style-name="T2">Woke and were informed by Scopes that </text:span><text:span text:style-name="T44">Barbie had left us, so we hopped in his car and got dropped off at 27 Club. We drove to The Med for brunch, but they were closed for renovations. Wende went into the deli across the street to use the bathroom, but they weren’t open for 30 mins.</text:span></text:p>
      <text:p text:style-name="P296"><text:span text:style-name="T44"><text:s text:c="3"/>We went and checked out Early Girl, but the vibe was terrible, so we went back to the deli. It was their first day and we were their very first customers. We shared a 40 of High Life and ate sandwiches w/ fries. Wende talked the owner into giving us T-shirts.</text:span></text:p>
      <text:p text:style-name="P296"><text:span text:style-name="T44"><text:s text:c="3"/>We dropped Wende off at her house, collected some things from Cait’s, went to Montford, watched Ramen Heads and fell asleep. We oke up grumpy, but worked </text:span><text:soft-page-break/><text:span text:style-name="T44">it out and then watched Unstuck in Time… wow. We ate cereal, watched three episodes of Bob’s Burgers and fell asleep.</text:span></text:p>
      <text:p text:style-name="P296"><text:span text:style-name="T44"/></text:p>
      <text:p text:style-name="P297">IV.VI</text:p>
      <text:p text:style-name="P298"><text:span text:style-name="T2"/></text:p>
      <text:p text:style-name="P298"><text:span text:style-name="T2">Woke, made coffee, drank it on the stoop, </text:span><text:span text:style-name="T45">did the dishes, swept, kissed Cait goodbye, walked to Trade &amp; Lore, ordered an iced latte and wrote in my journal.</text:span></text:p>
      <text:p text:style-name="P298"><text:span text:style-name="T45"/></text:p>
      <text:p text:style-name="P299"><text:span text:style-name="T45">. . .</text:span></text:p>
      <text:p text:style-name="P298"><text:span text:style-name="T45"/></text:p>
      <text:p text:style-name="P300"><text:span text:style-name="T2">I walked to the Pub, sat next to Sarah Gibbs, texted with Hank and drank a nitro stout. I walked home and found a file w/ a manager at an Amazon fulfillment center.</text:span></text:p>
      <text:p text:style-name="P300"><text:span text:style-name="T2"><text:s text:c="3"/>I finished that, packed an order, walked to the post office and the Brew Pump and ordered a burrito. I had two beers there with Cait, and then we walked to her house, no, drove w/ John, Juliette and Nelia. I stayed up and partied with them. They had been at it for a while.</text:span></text:p>
      <text:p text:style-name="P300"><text:span text:style-name="T2"/></text:p>
      <text:p text:style-name="P301">IV.VII</text:p>
      <text:p text:style-name="P301"><text:span text:style-name="T2"/></text:p>
      <text:p text:style-name="P302"><text:span text:style-name="T2">Woke, drove to feed the kitties and then got Cait a burrito from Jalisco. I walked home, drank coffee and eventually did a short assignment w/ a Tuscon lady about racial education.</text:span></text:p>
      <text:p text:style-name="P302"><text:span text:style-name="T2"><text:s text:c="3"/>I made some ramen, drank some OJ, briefly played with Pop OS and scrolled on my phone.</text:span></text:p>
      <text:p text:style-name="P302"><text:span text:style-name="T2"/></text:p>
      <text:p text:style-name="P302"><text:span text:style-name="T2"/></text:p>
      <text:p text:style-name="P302"><text:span text:style-name="T2"/></text:p>
      <text:p text:style-name="P302"><text:soft-page-break/>IV.VIII</text:p>
      <text:p text:style-name="P302"><text:span text:style-name="T2"/></text:p>
      <text:p text:style-name="P302"><text:span text:style-name="T2">I woke at 10, made coffee and wrote in my journal.</text:span></text:p>
      <text:p text:style-name="P302"><text:span text:style-name="T2"/></text:p>
      <text:p text:style-name="P303"><text:span text:style-name="T2">. . .</text:span></text:p>
      <text:p text:style-name="P302"><text:span text:style-name="T2"/></text:p>
      <text:p text:style-name="P302"><text:span text:style-name="T2">I did a transcription about a cookieless world, packed an order and walked to the post office, then the Brew Pump. I ate some Kofta sliders, drank a People’s Porter, walked back home and found a transcription about some medication. I worked on that for a while and tested some linux distros on my old macbook. I tried XCFE Manjaro (and Gnome) Ubuntu, Pop OS and Mint.</text:span></text:p>
      <text:p text:style-name="P302"><text:span text:style-name="T2"><text:s text:c="3"/>Around 11, I walked down to the Malvern and had an imperial stout w/ Wende and Cait. We didn’t like the vibe, so we had a couple at Alley Cat and then went to Cait’s w/ Wendex, Loomis, Will, Ison and Evil Will. We partied until six in the morning.</text:span></text:p>
      <text:p text:style-name="P302"><text:span text:style-name="T2"/></text:p>
      <text:p text:style-name="P304">IV.IX</text:p>
      <text:p text:style-name="P304"><text:span text:style-name="T2"/></text:p>
      <text:p text:style-name="P304"><text:span text:style-name="T2">Woke, walked home @ nine, made coffee, </text:span><text:span text:style-name="T46">did phone stuff, finished my transcription, started installing Mint and wrote in my journal.</text:span></text:p>
      <text:p text:style-name="P304"><text:span text:style-name="T46"/></text:p>
      <text:p text:style-name="P305"><text:span text:style-name="T46">. . .</text:span></text:p>
      <text:p text:style-name="P304"><text:span text:style-name="T46"/></text:p>
      <text:p text:style-name="P306"><text:span text:style-name="T2">Around six, I met Cait at the Pump. We had two beers, went to the Odditorium for food and then hung out at Alan’s house for a while. We went home at some point and made love.</text:span></text:p>
      <text:p text:style-name="P306"><text:span text:style-name="T2"/></text:p>
      <text:p text:style-name="P306"/>
      <text:p text:style-name="P306"/>
      <text:p text:style-name="P307"><text:soft-page-break/>IV.X</text:p>
      <text:p text:style-name="P306"><text:span text:style-name="T2"/></text:p>
      <text:p text:style-name="P306"><text:span text:style-name="T2">Woke and Cait hurried off to work. I did Wordle, walked home, made coffee and wrote in my journal.</text:span></text:p>
      <text:p text:style-name="P306"><text:span text:style-name="T2"/></text:p>
      <text:p text:style-name="P308"><text:span text:style-name="T2">. . .</text:span></text:p>
      <text:p text:style-name="P306"><text:span text:style-name="T2"/></text:p>
      <text:p text:style-name="P306"><text:span text:style-name="T2">I packed a Nyquist PCB for someone, walked to Firehouse Subs, the post office and the Brew Pump. I had a porter and ate my sandwich while talking to Brandon and Adam. I walked home and got picked up by Ryan for a gig at Whistle Hop w/ Alex Travers.</text:span></text:p>
      <text:p text:style-name="P306"><text:span text:style-name="T2"><text:s text:c="3"/>Cait, Wende and Brandon showed up. We dropped them off at Homegrown, checked on the kitties, had one at the Pump, ate some noodles, watched an episode of Freaks and Geeks and fell asleep.</text:span></text:p>
      <text:p text:style-name="P306"><text:span text:style-name="T2"/></text:p>
      <text:p text:style-name="P307">IV.XI</text:p>
      <text:p text:style-name="P307"><text:span text:style-name="T2"/></text:p>
      <text:p text:style-name="P306"><text:span text:style-name="T2">Woke at 930, did Wordle, kissed Cait and walked home, made coffee and wrote in my journal.</text:span></text:p>
      <text:p text:style-name="P306"><text:span text:style-name="T2"/></text:p>
      <text:p text:style-name="P308"><text:span text:style-name="T2">. . .</text:span></text:p>
      <text:p text:style-name="P306"><text:span text:style-name="T2"/></text:p>
      <text:p text:style-name="P306"><text:span text:style-name="T2">I did a transcription, a webinar on equity, and then walked up toward Eric’s house. I got a call from Cait while on Olney. She had left her wallet at the Pump, so I went and got it and chugged a half with Francis, Michel and Maria.</text:span></text:p>
      <text:p text:style-name="P306"><text:span text:style-name="T2"><text:s text:c="3"/>I walked to Eric’s and tried replacing the crystal on V104, but still couldn’t get it to work. We walked to the Pump and ate hibachi. I was ready to go after one, and so walked home and found an assignment about media purchasing.</text:span></text:p>
      <text:p text:style-name="P306"><text:soft-page-break/><text:span text:style-name="T2"><text:s text:c="3"/>I worked on that, took a bath and walked back up to the Pump to meet Cait. We had one and then a few at the Country Club. Then, we went to James’ house with Cam, JB and Michel. We eventually left, went to Cait’s and slept.</text:span></text:p>
      <text:p text:style-name="P306"><text:span text:style-name="T2"/></text:p>
      <text:p text:style-name="P309">IV.XII</text:p>
      <text:p text:style-name="P309"><text:span text:style-name="T2"/></text:p>
      <text:p text:style-name="P309"><text:span text:style-name="T2">Woke and cuddled Cait, played Wordle, went to Izzy’s, went home, finished my transcription, sat on the couch and wrote in my journal while catching up w/ Rob Parks.</text:span></text:p>
      <text:p text:style-name="P309"><text:span text:style-name="T2"/></text:p>
      <text:p text:style-name="P310"><text:span text:style-name="T2">. . .</text:span></text:p>
      <text:p text:style-name="P309"><text:span text:style-name="T2"/></text:p>
      <text:p text:style-name="P309"><text:span text:style-name="T2">I think Rob took Sunny into work. I walked up to the Pub, ordered a burger + a nitro stout and chatted w/ Ocean. I went across the street for one and then walked down to Kev’s house for Cowboy Judy rehearsal.</text:span></text:p>
      <text:p text:style-name="P309"><text:span text:style-name="T2"><text:s text:c="3"/>I walked home and found some work. Rob brought Sunny home and passed out in her bed.</text:span></text:p>
      <text:p text:style-name="P309"><text:span text:style-name="T2"/></text:p>
      <text:p text:style-name="P309">IV.XIII</text:p>
      <text:p text:style-name="P309"><text:span text:style-name="T2"/></text:p>
      <text:p text:style-name="P309"><text:span text:style-name="T2">I worked and then walked to Ultra Coffee Bar. I ate a bagel + a Coke, rested and then walked to Antonia’s house. I drove Cait to two banks and then into work. I helped her with some things at Homegrown, and then went to Jalisco.</text:span></text:p>
      <text:p text:style-name="P309"><text:span text:style-name="T2"><text:s text:c="3"/>I ate half a torta w/ a margarita, and then we went to her house and made love. I decided to go home and find some work, but it took a long time, and so I fell asleep without doing any of it.</text:span></text:p>
      <text:p text:style-name="P309"><text:soft-page-break/><text:span text:style-name="T2"><text:s text:c="3"/>Rob came home at 4:30 screaming, breaking things and saying he was gonna punch me in the face. I told him to go to sleep, and, 30 seconds later, he did. I laid awake all night cuddling Megan, traumatized. At some point, I dreamt he kept leaving and coming back again.</text:span></text:p>
      <text:p text:style-name="P309"><text:span text:style-name="T2"/></text:p>
      <text:p text:style-name="P311">IV.XIV</text:p>
      <text:p text:style-name="P309"><text:span text:style-name="T2"/></text:p>
      <text:p text:style-name="P309"><text:span text:style-name="T2">I stayed silent in my room until 11:30 and then gave Rob a ride to Waynesville to get him out of the house. I walked to Cait’s house after that, ate the second half of my torta, did Cait’s laundry and laid in the sun.</text:span></text:p>
      <text:p text:style-name="P309"><text:span text:style-name="T2"><text:s text:c="3"/>eventually, we walked to the Pump, where we had two. Cait gave me a ride to Middlemont, where we had MoonFwuit rehearsal. After that, I walked back down to Cait’s. She was hanging out with Cam. Rob was driving toward the house. “Fuck that,” I said.</text:span></text:p>
      <text:p text:style-name="P309"><text:span text:style-name="T2"><text:s text:c="3"/>I drank one beer at Cait’s and we fell asleep watching Freaks and Geeks.</text:span></text:p>
      <text:p text:style-name="P309"><text:span text:style-name="T2"/></text:p>
      <text:p text:style-name="P312">IV.XV</text:p>
      <text:p text:style-name="P313"><text:span text:style-name="T2"/></text:p>
      <text:p text:style-name="P313"><text:span text:style-name="T2">Woke, made coffee, drove to Montford, </text:span><text:span text:style-name="T47">fed the cats, got Simple, ate it at Cait’s. We drove to Miki’s house, and then I went back out for propane, coolers and ice. I stopped in Harvest Records and got a live Oasis 3xLP.</text:span></text:p>
      <text:p text:style-name="P313"><text:span text:style-name="T47"><text:s text:c="3"/>We partied and ate low country boil until 10PM (Chuck, Lucy, Brandon, Jaime, Francis, Barbie, Azalia, Elena, Cam w/ a Keg, Wendex, Sean and Shari.) We shut down the party at ten and went to Alley Cat, where Oscar was DJing.</text:span></text:p>
      <text:p text:style-name="P313"><text:soft-page-break/><text:span text:style-name="T47"><text:s text:c="3"/>Cait was given lots of shots and we had to go at 11:50. We walked home and fell asleep.</text:span></text:p>
      <text:p text:style-name="P313"><text:span text:style-name="T47"/></text:p>
      <text:p text:style-name="P314">IV.XVI</text:p>
      <text:p text:style-name="P314"><text:span text:style-name="T2"/></text:p>
      <text:p text:style-name="P314"><text:span text:style-name="T2">Woke, walked home, made coffee, took Sunny into work, loaded drums, went to the Hot Spot for gas + beer, then Charlie’s house. We (Ryan, Meliss, Gary, Fox, Darwin, Dulci, neighbors &amp; a co-worker) hid and found cans. I found the most, 12.</text:span></text:p>
      <text:p text:style-name="P314"><text:span text:style-name="T2"><text:s text:c="3"/>I drove to the Getaway, played w/ Juan, ate pork and opened presents w/ my parents. Dulci, Charlie, Gary, Ryan + Meliss also came by. I drove home, unloaded drums, got picked up by Cait, had two at the Pump w/ Barbie, went to Cait’s and fell asleep.</text:span></text:p>
      <text:p text:style-name="P314"><text:span text:style-name="T2"/></text:p>
      <text:p text:style-name="P314">IV.XVII</text:p>
      <text:p text:style-name="P314"><text:span text:style-name="T2"/></text:p>
      <text:p text:style-name="P314"><text:span text:style-name="T2">Woke, went to Izzy’s for coffee——too busy. Went to Odd’s, back to Cait’s, walked home, tidied my room and wrote in my journal. . .I don’t remember what I did that night.</text:span></text:p>
      <text:p text:style-name="P314"><text:span text:style-name="T2"/></text:p>
      <text:p text:style-name="P314"><text:span text:style-name="T2">On </text:span>IV.XVIII<text:span text:style-name="T2">, I worked and went up to get some pork hibachi. On </text:span>XIX<text:span text:style-name="T2">, I don’t remember. </text:span>IV.XX<text:span text:style-name="T2">, I worked, drove to Juan’s, rode w/ him to Marshall, played the CBD cafe, went to Charlotte St. Pub, had one at HTC and went to Cait’s.</text:span></text:p>
      <text:p text:style-name="P314"><text:span text:style-name="T2"><text:s text:c="3"/></text:span>IV.XXI<text:span text:style-name="T2">, Cait and I went for a hike in Brevard then Cosmic Pizza, then watched Richie Rich in Montford.</text:span></text:p>
      <text:p text:style-name="P314"><text:span text:style-name="T2"/></text:p>
      <text:p text:style-name="P314"/>
      <text:p text:style-name="P314"/>
      <text:p text:style-name="P314"/>
      <text:p text:style-name="P315"><text:soft-page-break/>IV.XXII</text:p>
      <text:p text:style-name="P314"><text:span text:style-name="T2"/></text:p>
      <text:p text:style-name="P314"><text:span text:style-name="T2">Woke, walked the graveyard, got a coffee at All Day Darling w/ Cait, walked home, stopping at the Bitter Kitty. I relaxed at home until Dulci picked me up for our gig. We nearly lost her binder along the way, but found it thanks to a kind stranger.</text:span></text:p>
      <text:p text:style-name="P314"><text:span text:style-name="T2"><text:s text:c="3"/>We played an intimate set for some people in the middle of nowhere. I met Cait and Wende at Wende’s and then went to Will’s house where we drank light beers. We eventually moved to Cait’s, where we smoked weed and listened to music.</text:span></text:p>
      <text:p text:style-name="P314"><text:span text:style-name="T2"/></text:p>
      <text:p text:style-name="P314">IV.XXIII</text:p>
      <text:p text:style-name="P314"><text:span text:style-name="T2"/></text:p>
      <text:p text:style-name="P314"><text:span text:style-name="T2">Woke and walked home. I tried to work, but it was a slow saturday. I did some keyboard brainstorming and went to hang out at the Pump. I went and saw Ryan &amp; Melissa at Cellarest for one, then walked back to the Pump for one.</text:span></text:p>
      <text:p text:style-name="P314"><text:span text:style-name="T2"><text:s text:c="3"/>Eric mentioned good tortas at Tacos Pueblos, so we waited on those and went back to the Pump to meet Cait. She got upset as the Sunny bag saga unfolded with Rob and Will, fussed at me and said she was going to hang out with Cam.</text:span></text:p>
      <text:p text:style-name="P314"><text:span text:style-name="T2"><text:s text:c="3"/>Apparently I was invited though, so I went and had two Guinness at Double Crown.</text:span></text:p>
      <text:p text:style-name="P314"><text:span text:style-name="T2"/></text:p>
      <text:p text:style-name="P314">IV.XXIV</text:p>
      <text:p text:style-name="P314"><text:span text:style-name="T2"/></text:p>
      <text:p text:style-name="P314"><text:span text:style-name="T2">Woke, walked home, caught a ride to Highlands, set up, got a beer, sound checked, played, went to Jalisco w/ everyone. I came home to a full house and got naked in the dark until I fell asleep.</text:span></text:p>
      <text:p text:style-name="P314"><text:span text:style-name="T2"/></text:p>
      <text:p text:style-name="P315"><text:soft-page-break/>IV.XXV</text:p>
      <text:p text:style-name="P314"><text:span text:style-name="T2"/></text:p>
      <text:p text:style-name="P314"><text:span text:style-name="T2">Woke feeling lazy, drank coffee, did a little bit of work and then wrote in my journal.</text:span></text:p>
      <text:p text:style-name="P314"><text:span text:style-name="T2"/></text:p>
      <text:p text:style-name="P316"><text:span text:style-name="T2">——— </text:span></text:p>
      <text:p text:style-name="P316"><text:span text:style-name="T2"/></text:p>
      <text:p text:style-name="P314"><text:span text:style-name="T2">Looks like I had Cowboy Judy rehearsal on </text:span>IV.XXVI<text:span text:style-name="T2">. The next day, Cait and I blew off Sylva and instead went to Hot Springs. We had lunch at Spring Creek Tavern, went for a long hike on the ridge, got coffee at Ingles and met Barbie at FBO. We ordered food and then went to Montford, where we hung out w/ Lance, ate mushrooms, watched Festival Express and The Last Waltz.</text:span></text:p>
      <text:p text:style-name="P314"><text:span text:style-name="T2"/></text:p>
      <text:p text:style-name="P314"><text:span text:style-name="T2">Did an evening LaZoom run on </text:span>IV.XXVII<text:span text:style-name="T2">. It was good to see Charlie. I probably just worked the following day. On </text:span>IV.XXX<text:span text:style-name="T2">, I walked downtown, stopping at The Brew Pump, the Hangry Food Truck (Country Club,) took pee breaks at Urban &amp; Greagle, then got an espresso/beer combo at The Asheville Club. I waited there for Cait to get out of work and then saw the best show of my life, Khruangbin at the Civic Center. We hung at the Montford house for a bit after that.</text:span></text:p>
      <text:p text:style-name="P314"><text:span text:style-name="T2"/></text:p>
      <text:p text:style-name="P314"><text:span text:style-name="T2">It’s time to do some reverse journaling.</text:span></text:p>
      <text:p text:style-name="P314"><text:span text:style-name="T2"><text:s text:c="4"/></text:span>V.VIII<text:span text:style-name="T2"> — I am sitting on the porch at Lanvale, writing in my journal with a delicious iced latte from Izzy’s. I slept a lot this morning after Cait went to work.</text:span></text:p>
      <text:p text:style-name="P314"><text:span text:style-name="T2"/></text:p>
      <text:p text:style-name="P314"/>
      <text:p text:style-name="P314"/>
      <text:p text:style-name="P315"><text:soft-page-break/>V.VIIR</text:p>
      <text:p text:style-name="P314"><text:span text:style-name="T2"/></text:p>
      <text:p text:style-name="P314"><text:span text:style-name="T2">I drank a cider in bed, smoked a bowl and made love w/ Cait. I had the best time playing on the bus w/ Wyndham. We did a double header. I had a beer at every stop but one. Kev gave me a ride. Before that, I walked to Izzy’s for a latte after Cait had gone into work.</text:span></text:p>
      <text:p text:style-name="P314"><text:span text:style-name="T2"/></text:p>
      <text:p text:style-name="P315">V.VIR</text:p>
      <text:p text:style-name="P314"><text:span text:style-name="T2"/></text:p>
      <text:p text:style-name="P314"><text:span text:style-name="T2">I laid on the couch, looked at memes and drank a cider while Cait hung out w/ Nelia. She was there telling me where to put my drums when I got done playing a wedding at The Farm w/ Ryan &amp; Melissa. It was a very long day, and I had to borrow shoes and a button-up from Ryan when I learned the shitty wedding songs w/ them that morning.</text:span></text:p>
      <text:p text:style-name="P314"><text:span text:style-name="T2"/></text:p>
      <text:p text:style-name="P315">V.V</text:p>
      <text:p text:style-name="P314"><text:span text:style-name="T2"/></text:p>
      <text:p text:style-name="P314"><text:span text:style-name="T2">I woke up and decided it would be safe to go to Carrier Street, take a bath and change clothes. Sunny said she was mad at me, and I laughed. She told me to leave and I said no. she told me to gather my things and never come back, so I started packing bags, but she soon got in my face and was screaming at me and tossing my <text:s/>belongings.</text:span></text:p>
      <text:p text:style-name="P314"><text:span text:style-name="T2"><text:s text:c="3"/>She started throwing my drums out in the yard, so I moved them over to Courtney’s house, knocked on their door and borrowed their van to move my things to Lanvale.</text:span></text:p>
      <text:p text:style-name="P314"><text:span text:style-name="T2"><text:s text:c="3"/>When I returned the van, I got a text saying Spud was gone. We eventually heard he was at someone’s house, so I retrieved him, walked him home, grabbed </text:span><text:soft-page-break/><text:span text:style-name="T2">my bubble mailers and walked out w/ Sunny crying on the couch.</text:span></text:p>
      <text:p text:style-name="P314"><text:span text:style-name="T2"><text:s text:c="3"/>Will was existing blankly as he had all day. I walked to Lanvale and drank a beer while Cait made chili. We walked up to the Pump, got tipsy and returned w/ Cam, JB and someone else. We played Contact, chess and went to bed.</text:span></text:p>
      <text:p text:style-name="P314"><text:span text:style-name="T2"/></text:p>
      <text:p text:style-name="P317">V.IV</text:p>
      <text:p text:style-name="P317"><text:span text:style-name="T2"/></text:p>
      <text:p text:style-name="P317"><text:span text:style-name="T2">I woke at Cait’s, drank coffee and </text:span><text:span text:style-name="T48">walked up to Carrier to fulfill some orders. Sunny drove up behind me and said, “Get in.”</text:span></text:p>
      <text:p text:style-name="P317"><text:span text:style-name="T48"><text:s text:c="3"/>“You’re gonna show me where Wende lives,” she said. “The hell I am,” I said. “My dad has COVID. Let me out.” She would not. She drove me around with me screaming until people could hear me in the Ace Hardware parking lot.</text:span></text:p>
      <text:p text:style-name="P317"><text:span text:style-name="T48"><text:s text:c="3"/>I got out and walked near the house, but the truck was there, so I went to Izzy’s and then back to Cait’s. She called me multiple times, wanting to know why she wasn’t allowed to make her own decisions.</text:span></text:p>
      <text:p text:style-name="P317"><text:span text:style-name="T48"><text:s text:c="3"/>Around 4, I walked up there and quietly got my drums out. Kevin asked if I would take his car to Black Mountain for our White Horse gig. I popped into the house for a sec to see if I could let Nutmeg inside. Sunny was in bed w/ Will and told me to go away.</text:span></text:p>
      <text:p text:style-name="P317"><text:span text:style-name="T48"><text:s text:c="3"/>I drove to BM and we played a very good show w/ Night Teacher. We each made $33. Kevin took me to Carrier where I unloaded my drums. Will was on the porch with his son Max and Max’s friend Max. Sunny was passed out. I packed two orders and walked down </text:span><text:soft-page-break/><text:span text:style-name="T48">to Lanvale and watched the end of a Meryl Streep movie.</text:span></text:p>
      <text:p text:style-name="P317"><text:span text:style-name="T48"><text:s text:c="3"/>I forgot to mention watching part of Sideways in the middle of the day.</text:span></text:p>
      <text:p text:style-name="P317"><text:span text:style-name="T48"/></text:p>
      <text:p text:style-name="P318">M<text:span text:style-name="T2">ay 1</text:span><text:span text:style-name="T61">st</text:span><text:span text:style-name="T2"> through 3</text:span><text:span text:style-name="T61">rd</text:span><text:span text:style-name="T2"> must have been relatively uneventful. Actually, I remember </text:span>V.III<text:span text:style-name="T2"> now:</text:span></text:p>
      <text:p text:style-name="P318"><text:span text:style-name="T2"><text:s text:c="3"/>Woke at Cait’s, went home, worked for two hours, walked back down, went to Montford to check on the cats and went to Zilacoah for Munoz. Cam was there standing at the truck and hanging out w/ his friend Josh from Jake and the Burtones, who recognized me from staying at his house w/ Louise in that bombed-out Virginia town. They were visiting from Oregon.</text:span></text:p>
      <text:p text:style-name="P318"><text:span text:style-name="T2"><text:s text:c="3"/>We went to Cam’s house, New Belgium, Double Crown, saw Robert Greer, then Brew Pump. I got a call from Sunny asking if Will had gone to bed.</text:span></text:p>
      <text:p text:style-name="P318"><text:span text:style-name="T2"><text:s text:c="3"/>I think Grant and Cam came over after that.</text:span></text:p>
      <text:p text:style-name="P318"><text:span text:style-name="T2"/></text:p>
      <text:p text:style-name="P318"><text:span text:style-name="T2">May 1</text:span><text:span text:style-name="T61">st</text:span><text:span text:style-name="T2">, I walked home from Montford and chilled. It was a beautiful day. One of those nights, I met Cait at Country Club, but some mushroom chocolates from Wende sent us home early.</text:span></text:p>
      <text:p text:style-name="P318"><text:span text:style-name="T2"><text:s text:c="3"/>That was </text:span>V.II<text:span text:style-name="T2">, which brings us back to the present, dear reader. I’m still drinking coffee and writing in my journal. Yesterday, I solved my 100</text:span><text:span text:style-name="T61">th</text:span><text:span text:style-name="T2"> Wordle in a row.</text:span></text:p>
      <text:p text:style-name="P318"><text:span text:style-name="T2"/></text:p>
      <text:p text:style-name="P319"><text:span text:style-name="T2">. . .</text:span></text:p>
      <text:p text:style-name="P318"><text:span text:style-name="T2"/></text:p>
      <text:p text:style-name="P320"><text:span text:style-name="T2">I caught up w/ Cait when she got off of work and then got picked up by Fursty. There was no food truck at Whistle Hop, but we snacked on snacks provided by Fox and Ben and Liza. We drove back to Cait’s, unloaded drums and then went to UJ for </text:span><text:soft-page-break/><text:span text:style-name="T2">dinner. Fursty got a burger and I got a turkey pita. Cam came up and so did Cait. We shared a whiskey and then went to Country Club, which was very dead.</text:span></text:p>
      <text:p text:style-name="P320"><text:span text:style-name="T2"><text:s text:c="3"/>We had a couple w/ Wende when she showed up and then went home to munch on grilled cheeses, more turkey sandows, and tomato soup. I must have fallen fast asleep.</text:span></text:p>
      <text:p text:style-name="P320"><text:span text:style-name="T2"/></text:p>
      <text:p text:style-name="P320">V.IX</text:p>
      <text:p text:style-name="P320"><text:span text:style-name="T2"/></text:p>
      <text:p text:style-name="P320"><text:span text:style-name="T2">Woke to Cait in a rush. She had to go into </text:span><text:span text:style-name="T49">work early because it is a shit show from Will quitting. I made coffee, did the dishes, swept and wrote in my journal.</text:span></text:p>
      <text:p text:style-name="P320"><text:span text:style-name="T49"/></text:p>
      <text:p text:style-name="P321"><text:span text:style-name="T49">. . .</text:span></text:p>
      <text:p text:style-name="P320"><text:span text:style-name="T49"/></text:p>
      <text:p text:style-name="P322"><text:span text:style-name="T2">I worked on the porch, took a walk to the market for coffee, bananas, soap and a snack, then walked back home and worked some more. Around 5:30, I walked up to the Pump for some Lil’ Nick dumplings, had a beer, walked back and worked some more, this time in bed.</text:span></text:p>
      <text:p text:style-name="P322"><text:span text:style-name="T2"><text:s text:c="3"/>Cait wanted to meet at the Pump, so I joined her there, had two beers w/ she &amp; Wendex, then moved over to the Pub for a beer. Wende coaxed me into buying a round of Jager. Cait was getting upset, mainly from us talking about Sunny, but also just generally processing everything.</text:span></text:p>
      <text:p text:style-name="P322"><text:span text:style-name="T2"><text:s text:c="3"/>I had a dream that we were hanging out at Carrier St. Cait was going to a baseball game and I was jealous because I had practice. Out of nowhere, like 30 people where there and I was taking responsibility for everything.</text:span></text:p>
      <text:p text:style-name="P322"><text:span text:style-name="T2"/></text:p>
      <text:p text:style-name="P323"><text:soft-page-break/>V.X</text:p>
      <text:p text:style-name="P322"><text:span text:style-name="T2"/></text:p>
      <text:p text:style-name="P322"><text:span text:style-name="T2">I woke, dressed, poured a mug of water, went outside, started Wordle and wrote in my journal. . .I went back to bed, made love, then coffee. Cam came over and immediately got a call about his friend getting COVID, so Cait went to Walgreens to get a test.</text:span></text:p>
      <text:p text:style-name="P322"><text:span text:style-name="T2"><text:s text:c="3"/>He tested negative and rode off to get a tattoo from Bill Smiles. Cait and I went to Gypsy Queen, voted in primaries at the library and went home. I sat on the couch and wrote in my journal.</text:span></text:p>
      <text:p text:style-name="P322"><text:span text:style-name="T2"/></text:p>
      <text:p text:style-name="P324"><text:span text:style-name="T2">. . .</text:span></text:p>
      <text:p text:style-name="P322"><text:span text:style-name="T2"/></text:p>
      <text:p text:style-name="P322"><text:span text:style-name="T2">We went down to Cascade Lounge for a co-worker’s going-away party, where I had two-and-a-half beers hanging out w/ E, Iris, Cam, Wendex and Sean. Some old dudes started playing bluegrass and I really didn’t want to leave.</text:span></text:p>
      <text:p text:style-name="P322"><text:span text:style-name="T2"><text:s text:c="3"/>I drove Cait’s car to Kevin’s house, where we ran through 23 songs in preparation for the Cowboy Judy Purple Onion show. I was very tired. Kev offered me coffee, but didn’t really have any.</text:span></text:p>
      <text:p text:style-name="P322"><text:span text:style-name="T2"><text:s text:c="3"/>We finished a little after 10. I drove home and got in bed. Cait went to Gorgol Bordelo and then the funk jam, brough a couple friends home and hung in the living room while I slept soundly.</text:span></text:p>
      <text:p text:style-name="P322"><text:span text:style-name="T2"/></text:p>
      <text:p text:style-name="P323">V.XI</text:p>
      <text:p text:style-name="P322"><text:span text:style-name="T2"/></text:p>
      <text:p text:style-name="P322"><text:span text:style-name="T2">I woke to cuddles and then walked to </text:span><text:span text:style-name="T50">the market for coffee, juice and a burrito. It was weird to see the Alley Cat crew in broad daylight and bathing suits getting ready for a float.</text:span></text:p>
      <text:p text:style-name="P322"><text:soft-page-break/><text:span text:style-name="T50"><text:s text:c="3"/>We snacked in bed and played Wordle, then drank coffee on the porch w/ Aiden. He eventually left. Cait started puttering around and I wrote in my journal.</text:span></text:p>
      <text:p text:style-name="P322"><text:span text:style-name="T50"/></text:p>
      <text:p text:style-name="P324"><text:span text:style-name="T50">. . .</text:span></text:p>
      <text:p text:style-name="P322"><text:span text:style-name="T50"/></text:p>
      <text:p text:style-name="P325"><text:span text:style-name="T2">I went to the market again for honey, oat milk, greens, chips and apples and then popped across the street for a to-go beer. I loaded my drums up from the basement while Cait started Little Fires Everywhere.</text:span></text:p>
      <text:p text:style-name="P325"><text:span text:style-name="T2"><text:s text:c="3"/>Ryan + Melissa picked me up and we went to Pisgah, where they were having a private party for Helpmate. The sound was terrible, but I had two yummy nitro stouts and some barbecue. We drove back to the west side and I got in bed w/ Cait for a little bit of TV and some love-making. I wore my “pillow hat.”</text:span></text:p>
      <text:p text:style-name="P325"><text:span text:style-name="T2"/></text:p>
      <text:p text:style-name="P325">V.XII</text:p>
      <text:p text:style-name="P325"><text:span text:style-name="T2"/></text:p>
      <text:p text:style-name="P325"><text:span text:style-name="T57">W</text:span><text:span text:style-name="T2">e slept til almost noon. I got up and made coffee, then went outside to play Wordle, write in my journal and talk to my mom.</text:span></text:p>
      <text:p text:style-name="P325"><text:span text:style-name="T2"/></text:p>
      <text:p text:style-name="P326"><text:span text:style-name="T2">. . .</text:span></text:p>
      <text:p text:style-name="P325"><text:span text:style-name="T2"/></text:p>
      <text:p text:style-name="P325"><text:span text:style-name="T2">Cait and I walked to Jalisco, and then discovered Hidden Treasures. We found a gooseneck kettle, a hammock, a mouse and some shorts. We walked home and showed them off to Nelia.</text:span></text:p>
      <text:p text:style-name="P325"><text:span text:style-name="T2"><text:s text:c="3"/>Ryan + Melissa picked me up around 4, and we drove through traffic to the Purple Onion. I drank a </text:span><text:soft-page-break/><text:span text:style-name="T2">Tartberry while sound checking, had salmon for dinner.</text:span></text:p>
      <text:p text:style-name="P325"><text:span text:style-name="T2"><text:s text:c="3"/>Cait and Nelia showed up after the first song of a very good set. I drank a coconut porter for the second set, loaded out, and then tried to diffuse a drunken Nelia bomb. She and Cait had harsh words on the way to the car.</text:span></text:p>
      <text:p text:style-name="P325"><text:span text:style-name="T2"><text:s text:c="3"/>It was an awkward drive home and 26 was closed, but we slept soundly.</text:span></text:p>
      <text:p text:style-name="P325"><text:span text:style-name="T2"/></text:p>
      <text:p text:style-name="P327">V.XIII</text:p>
      <text:p text:style-name="P327"><text:span text:style-name="T2"/></text:p>
      <text:p text:style-name="P325"><text:span text:style-name="T2">We slept a long time and then walked up to Simple for a quick lunch. I had a turkey havarti and she had a breakfast burrito. We walked home and she went into work. Actually, I remember now we drank coffee in bed for a long time before lunch.</text:span></text:p>
      <text:p text:style-name="P325"><text:span text:style-name="T2"><text:s text:c="3"/>I don’t remember what I did after Cait left, but it probably wasn’t long before Kevin picked me up. We went to Starbucks, listened to the Hypos, picked Amanda up in Black Mountain and then drove to Hickory for Under the Sails. They had a green room with pizza and strawberries.</text:span></text:p>
      <text:p text:style-name="P325"><text:span text:style-name="T2"><text:s text:c="3"/>We played a fun, loose set, traded stories w/ Bob Sinclair for a little too long and then drove home. I met Cait at Country Club, hung w/ Wendex and met Nick her new drum-playing friend.</text:span></text:p>
      <text:p text:style-name="P325"><text:span text:style-name="T2"><text:s text:c="3"/>We went to George’s house and it was very seedy. I fell into a mushroom trance and then drove us home just before the sun came up.</text:span></text:p>
      <text:p text:style-name="P325"><text:span text:style-name="T2"/></text:p>
      <text:p text:style-name="P325"/>
      <text:p text:style-name="P325"/>
      <text:p text:style-name="P325"/>
      <text:p text:style-name="P325"/>
      <text:p text:style-name="P325"><text:soft-page-break/>V.XIV</text:p>
      <text:p text:style-name="P325"/>
      <text:p text:style-name="P275">So tired. Cait went into work. I walked to Izzy’s for a quad latte, UJ for a burger/tots, Brew Pump for a six-pack of Guinness. I ate my food on the porch, laid on the couch for a bit and then got in the car w/ Kevin.</text:p>
      <text:p text:style-name="P275"><text:s text:c="3"/>We drove to Biltmore and played for five hours, but we had an extended break w/ Amanda and Tuvi where we checked out some really cool model trains. The few people that were out were surprisingly into the music.</text:p>
      <text:p text:style-name="P275"><text:s text:c="3"/>I met Cait at Odditorium. We only stayed for two drag performers, took our food home, put on Wayne’s World, ate and fell asleep.</text:p>
      <text:p text:style-name="P275"/>
      <text:p text:style-name="P325">V.XV</text:p>
      <text:p text:style-name="P325"><text:span text:style-name="T2"/></text:p>
      <text:p text:style-name="P325"><text:span text:style-name="T2">Woke, kissed Cait off to work. I walked to Ingles for a pourover cone, bananas and OJ, then the market for coffee filters. I went home, made coffee, sat on the porch and wrote in my journal.</text:span></text:p>
      <text:p text:style-name="P325"><text:span text:style-name="T2"/></text:p>
      <text:p text:style-name="P326"><text:span text:style-name="T2">. . .</text:span></text:p>
      <text:p text:style-name="P325"><text:span text:style-name="T2"/></text:p>
      <text:p text:style-name="P325"><text:span text:style-name="T2">I chilled on the couch for a while and, when I heard Kev was coming, chugged half a burger. We drove downtown to Battery Park Book Exchange, played for two hours w/ Dulci, then got some food, Kev and I, at S&amp;W Cafeteria.</text:span></text:p>
      <text:p text:style-name="P325"><text:span text:style-name="T2"><text:s text:c="3"/>Kev got a chicken sandwich from Buxton and I got some veggies and rice from Bun Intended and a Brut from Highland. We, Fwuit, agreed that we would sign exclusively with an event agency for weddings. We </text:span><text:soft-page-break/><text:span text:style-name="T2">walked up to Trade &amp; Lore, and Ryan Lassiter was sitting on the couch.</text:span></text:p>
      <text:p text:style-name="P325"><text:span text:style-name="T2"><text:s text:c="3"/>I told him I was getting married since I figured I might never see him again, and thus Kevin as well. Ryan started packing up things so he could make his escape, so we left as well, headed to Kev’s house, where we shot a video performance of Keep Up w/ Alyse in something between six and nine takes.</text:span></text:p>
      <text:p text:style-name="P325"><text:span text:style-name="T2"><text:s text:c="3"/>I told them the engagement as well, and they seemed excited if not a little shocked.</text:span></text:p>
      <text:p text:style-name="P325"><text:span text:style-name="T2"><text:s text:c="3"/>I walked home and drank two Guinness in bed w/ Cait while we watched the end of another Meryl Streep Movie, Let Them All Talk.</text:span></text:p>
      <text:p text:style-name="P325"><text:span text:style-name="T2"/></text:p>
      <text:p text:style-name="P327">V.XVI</text:p>
      <text:p text:style-name="P325"><text:span text:style-name="T2"/></text:p>
      <text:p text:style-name="P325"><text:span text:style-name="T2">We woke around 1030. I made coffee for Cait while she got ready for work, and then played Wordle. I got a text from Melissa saying she and Dulci were going to go down to the park w/ Darwin. I walked down there and hung out until Fox showed up.</text:span></text:p>
      <text:p text:style-name="P325"><text:span text:style-name="T2"><text:s text:c="3"/>We walked up to Middlemont and ate bananas on the porch. Melissa and Dulci went off to school, and Darwin + Fox went home as well, so I walked up to izzy’s, ordered a cortado, sat at the bar and wrote in my journal.</text:span></text:p>
      <text:p text:style-name="P325"><text:span text:style-name="T2"/></text:p>
      <text:p text:style-name="P326"><text:span text:style-name="T2">. . .</text:span></text:p>
      <text:p text:style-name="P325"><text:span text:style-name="T2"/></text:p>
      <text:p text:style-name="P325"><text:span text:style-name="T2">I walked home, did some work about a lady who had been working in the kids section of Barnes &amp; Noble for 16 years and went up to the Pump for some chicken hibachi. Drew bought me a porter to thank me for hooking up his cello lessons w/ Melissa.</text:span></text:p>
      <text:p text:style-name="P325"><text:soft-page-break/><text:span text:style-name="T2"><text:s text:c="3"/>I sat in an Adirondack</text:span><text:span text:style-name="T2"> by the swing and talked w/ Drew, Casey and Tiana about psychedelics, </text:span><text:span text:style-name="T51">mainly 5-MEO. I chatted w/ Casey about his chaotic breakup w/ Nelia, finished my beer, walked home and got in bed.</text:span></text:p>
      <text:p text:style-name="P325"><text:span text:style-name="T51"><text:s text:c="3"/>Cait called me at 10:10 wanting a drink from the Pump, so I walked down there staring at the giant moon, but Eden had already closed, so we drank a bit of a cider on the porch and went to bed.</text:span></text:p>
      <text:p text:style-name="P325"><text:span text:style-name="T51"/></text:p>
      <text:p text:style-name="P328">X.VII</text:p>
      <text:p text:style-name="P328"><text:span text:style-name="T2"/></text:p>
      <text:p text:style-name="P328"><text:span text:style-name="T2">Woke around 11 and made coffee, drank it in bed w/ Cait. We took turns pleasing each other and then went to Ultra Coffee bar for breakfast. She went to Miki’s house for a quick meeting, so I grabbed a passionfruit sour from Wedge and wrote in my journal.</text:span></text:p>
      <text:p text:style-name="P328"><text:span text:style-name="T2"/></text:p>
      <text:p text:style-name="P329"><text:span text:style-name="T2">. . .</text:span></text:p>
      <text:p text:style-name="P328"><text:span text:style-name="T2"/></text:p>
      <text:p text:style-name="P328"><text:span text:style-name="T2">Cait picked me up at the traffic circle, and we drove to Montford. We smoked a bowl while Matthew left for work. Then, she, Antonia and I went to High-Five. I bought the girls coffee and drove them to a thrift store in Oakley, but it was closed, so we went to the Goodwill on Mills Gap Rd.</text:span></text:p>
      <text:p text:style-name="P328"><text:span text:style-name="T2"><text:s text:c="3"/>My street jammie pants were laying on a table right when I walked in, but one size smaller and Hollister instead of Abercrombie. I also found two pairs of tan shorts and two movies: You’ve got Mail and Out of Africa. We drove to Pon’s, but they were on their trip to Thailand, so we took T home and met Cam at Zilacoah.</text:span></text:p>
      <text:p text:style-name="P328"><text:soft-page-break/><text:span text:style-name="T2"><text:s text:c="3"/>We only had one beer (a 9% porter for me,) drove home and went on a night-time walk. We laid in bed after that and appreciate life.</text:span></text:p>
      <text:p text:style-name="P328"><text:span text:style-name="T2"/></text:p>
      <text:p text:style-name="P330">V.XVIII</text:p>
      <text:p text:style-name="P328"><text:span text:style-name="T2"/></text:p>
      <text:p text:style-name="P328"><text:span text:style-name="T2">Woke at 930, went to get coffee, made it, </text:span><text:span text:style-name="T52">drank it, played Wordle. We both worked in bed, Cait making job postings, and me listening to someone try a mental health app. I finished, ate a banana on the porch w/ cate and wrote in my journal.</text:span></text:p>
      <text:p text:style-name="P328"><text:span text:style-name="T52"/></text:p>
      <text:p text:style-name="P329"><text:span text:style-name="T52">. . .</text:span></text:p>
      <text:p text:style-name="P331"><text:span text:style-name="T2">We drove down to Brevard and found a cool waterfall. The hike was easy, and we didn’t stay very long. We threw a few bags at Oskar Blues and then laughed all the way to Riverside Rhapsody. There, we had two or three more drinks w/ Cam, one with Barbie.</text:span></text:p>
      <text:p text:style-name="P331"><text:span text:style-name="T2"><text:s text:c="3"/>Cam wanted to dance, so we drove to the Double Crown, but it was the busiest we’ve ever seen it by far. Barbie was hungry, so we went to Deso-toe, but they were done serving food. We decided to go home and eat quesadillas. There was a visit from Alley Cat while we were sleeping, and also a crazy-ass thunderstorm.</text:span></text:p>
      <text:p text:style-name="P331"><text:span text:style-name="T2"/></text:p>
      <text:p text:style-name="P332">V.XIX</text:p>
      <text:p text:style-name="P331"><text:span text:style-name="T2"/></text:p>
      <text:p text:style-name="P331"><text:span text:style-name="T2">We both woke from stressful dreams, and </text:span><text:span text:style-name="T53">then Cait had a panic attack. She was achy all over, so I went to Walgreens and got her a COVID test, which was negative. We drank coffee while she made job postings. Nelia came down saying she’d lost her phone.</text:span></text:p>
      <text:p text:style-name="P331"><text:soft-page-break/><text:span text:style-name="T53"><text:s text:c="3"/>I played Wordle, went outside and wrote in my journal.</text:span></text:p>
      <text:p text:style-name="P331"><text:span text:style-name="T53"/></text:p>
      <text:p text:style-name="P333"><text:span text:style-name="T53">. . .</text:span></text:p>
      <text:p text:style-name="P331"><text:span text:style-name="T53"/></text:p>
      <text:p text:style-name="P334"><text:span text:style-name="T2">We went to the Pub for a simple lunch, salad and a sandwich w/ fries, but Cait had another smol panik. It was fine by the time we left, so I walked down to Kevin’s house, where we ran through some random wedding tunes, but not enough to commit them to memory.</text:span></text:p>
      <text:p text:style-name="P334"><text:span text:style-name="T2"><text:s text:c="3"/>I packed my drums into Dulci’s car and walked home. Cait was on the couch watching Little Fires Everywhere and drawing. I decided I wanted popsicles, so I went to Ingles and also got clementines and udon. I forgot that I popped into the Pump and chugged a Mountain Water real fast.</text:span></text:p>
      <text:p text:style-name="P334"><text:span text:style-name="T2"><text:s text:c="3"/>After Ingles, I went into the market for garlic and greens, and then walked home and laid on the couch looking at my phone while Cait made a stir fry. We had very sweet cuddle time, and then, before her last episode, I went to bed.</text:span></text:p>
      <text:p text:style-name="P334"><text:span text:style-name="T2"/></text:p>
      <text:p text:style-name="P335">V.XX</text:p>
      <text:p text:style-name="P335"><text:span text:style-name="T2"/></text:p>
      <text:p text:style-name="P334"><text:span text:style-name="T2">Woke, made coffee, played Wordle &amp; Heardle, ate a clementine and went out to the porch to write in my journal while Cait reviewed job applications.</text:span></text:p>
      <text:p text:style-name="P334"><text:span text:style-name="T2"/></text:p>
      <text:p text:style-name="P336"><text:span text:style-name="T2">. . .</text:span></text:p>
      <text:p text:style-name="P334"><text:span text:style-name="T2"/></text:p>
      <text:p text:style-name="P334"><text:span text:style-name="T2">I got started on some work, a convo w/ an investment relations guy. Cait went into work and there were talks of going to Black Mountain w/ Barbie——and of </text:span><text:soft-page-break/><text:span text:style-name="T2">Homegrown not being able to stay open, so I rode w/ her downtown and did my assignment at Trade &amp; Lore.</text:span></text:p>
      <text:p text:style-name="P334"><text:span text:style-name="T2"><text:s text:c="3"/>We both finished at the same time, so I walked up to Homegrown and drank some cider w/ her. We went to McStu’s for a couple more and met up w/ Barbie. She drove us to Roadmaster Stage in Black Mountain and I navigated.</text:span></text:p>
      <text:p text:style-name="P334"><text:span text:style-name="T2"><text:s text:c="3"/>We bought some beer at the adjacent gas station, 1985 IPA, and watched the opener Will something. Cait made some friends by the fire. I got more into the band as the night went on; Richie from Ralph Roddenberry, Phil Alley, Pruit and a bass player I didn’t know. We drove to Country Club to have one </text:span><text:span text:style-name="T54">on the west side and then </text:span><text:span text:style-name="T75">to </text:span><text:span text:style-name="T54">Cait’s home w/ Eric in tow.</text:span></text:p>
      <text:p text:style-name="P334"><text:span text:style-name="T2"/></text:p>
      <text:p text:style-name="P337">V.XXI</text:p>
      <text:p text:style-name="P337"><text:span text:style-name="T2"/></text:p>
      <text:p text:style-name="P337"><text:span text:style-name="T2">Woke, made coffee, laid on the couch, rode </text:span><text:span text:style-name="T55">downtown w/ Cait. I got some hobo noodle soup from Heiwa, </text:span><text:span text:style-name="T56">a coffee from Izzy’s and walked to LaZoom, but we were too early, so Charlie &amp; I walked to Dissolvr and got Downtown Duped.</text:span></text:p>
      <text:p text:style-name="P337"><text:span text:style-name="T56"><text:s text:c="3"/>We walked to the bus, loaded, checked, boarded and took a circuitous route (French Broad Rd. through the hood to RAD, then down Haywood) to Candler for a wedding ceremony. We then took a more direct route downtown, packed up and split.</text:span></text:p>
      <text:p text:style-name="P337"><text:span text:style-name="T56"><text:s text:c="3"/>Cait was asleep when I got home. I ate some chicken and meatloaf she had brought home from work and then got in bed with her. We tried to watch Bringing Down the House, but it was terrible, so we watched LadyBird instead, which I loved. We watched The Lake House after that, and it was pretty bad/stupid, but it kept us watching til the end.</text:span></text:p>
      <text:p text:style-name="P338"><text:soft-page-break/>V.XXII</text:p>
      <text:p text:style-name="P338"><text:span text:style-name="T2"/></text:p>
      <text:p text:style-name="P338"><text:span text:style-name="T2">Woke, made coffee, saw Cait off to work, laid in bed, took a bath, did the dishes and walked up to Izzy’s to drink an iced coffee and write in my journal.</text:span></text:p>
      <text:p text:style-name="P338"><text:span text:style-name="T2"/></text:p>
      <text:p text:style-name="P339"><text:span text:style-name="T2">. . .</text:span></text:p>
      <text:p text:style-name="P338"><text:span text:style-name="T2"/></text:p>
      <text:p text:style-name="P340"><text:span text:style-name="T2">I stayed there while soaking up the sun and then walked to the market for a pasta snack and some bananas. I walked slowly home and the weather went nuts as soon as I got inside, including hail.</text:span></text:p>
      <text:p text:style-name="P340"><text:span text:style-name="T2"><text:s text:c="3"/>Cait came home and did some relaxing. I found work about psychedelic music therapy and worked on it until we went to McStu’s. No, that’s not what happened. </text:span><text:span text:style-name="T57">Cam and James came over for a beer. Then, Cait and I met Wende and Sean at Ben’s Tune Up, where Nik Hope was playing reggae.</text:span></text:p>
      <text:p text:style-name="P340"><text:span text:style-name="T57"><text:s text:c="3"/>We got some delicious food from Storm Rhum Bar after that and went home to bed after watching The Band in Pittsburgh 1970.</text:span></text:p>
      <text:p text:style-name="P340"><text:span text:style-name="T57"/></text:p>
      <text:p text:style-name="P341">V.XXIII</text:p>
      <text:p text:style-name="P341"><text:span text:style-name="T2"/></text:p>
      <text:p text:style-name="P342"><text:span text:style-name="T2">Woke and worked all the rainy day. Met Cait at Country Club around 11. went to James’ house for a second and then back home to bed.</text:span></text:p>
      <text:p text:style-name="P342"><text:span text:style-name="T2"/></text:p>
      <text:p text:style-name="P341">V.XXIV</text:p>
      <text:p text:style-name="P341"><text:span text:style-name="T2"/></text:p>
      <text:p text:style-name="P342"><text:span text:style-name="T2">Woke and finished and assignment while Cait went into work. I made coffee, scrolled, got a torta from Munoz and wrote in my journal.</text:span></text:p>
      <text:p text:style-name="P342"><text:span text:style-name="T2"/></text:p>
      <text:p text:style-name="P343"><text:soft-page-break/><text:span text:style-name="T2">. . .</text:span></text:p>
      <text:p text:style-name="P342"><text:span text:style-name="T2">I walked to Middlemont and had an underwhelming rehearsal w/ Ryan + Melissa, then walked through the greenway to French Broad Outfitters with the last ten minutes feeling slightly death-defying.</text:span></text:p>
      <text:p text:style-name="P342"><text:span text:style-name="T2"><text:s text:c="3"/>Cait was sitting nearest the stage w/ Francis, and some grandads were starting up. I got a pink lemonade and we were joined by Sean. The drummer asked if any others were in the house, so I got up and played Atlantic City, Folsom Prison Blues, You Ain’t Goin’ Nowhere and Dead Flowers.</text:span></text:p>
      <text:p text:style-name="P342"><text:span text:style-name="T2"><text:s text:c="3"/>We went to Rhapsody for closing and then to 5 Walnut and then Storm Rhumbar with a bunch of fans who had just played the Rhum bar and Lori. After that, we drove home w/ Cam, Barbie &amp; Taylor Martin. Cam spun records until everyone left, and I went to bed.</text:span></text:p>
      <text:p text:style-name="P342"><text:span text:style-name="T2"/></text:p>
      <text:p text:style-name="P342">V.XXV</text:p>
      <text:p text:style-name="P342"><text:span text:style-name="T2"/></text:p>
      <text:p text:style-name="P342"><text:span text:style-name="T2">woke, made a pourover for myself. We watched an episode of Dr. Quinn Medicine Woman. I drove to China Taste, and, upon my return, we watched The Other Guys.</text:span></text:p>
      <text:p text:style-name="P342"><text:span text:style-name="T2"><text:s text:c="3"/>We went to the bedroom and took a little nap until I had another practice at Middlemont, this time w/ Dulci and Charlie——Chaz Cabbage. I walked home, took off my funny-smelling shirt and watched Lee Daniels’ The Butler and went to sleep.</text:span></text:p>
      <text:p text:style-name="P342"><text:span text:style-name="T2"/></text:p>
      <text:p text:style-name="P342">V.XXVI</text:p>
      <text:p text:style-name="P342"><text:span text:style-name="T2"/></text:p>
      <text:p text:style-name="P342"><text:span text:style-name="T2">Woke, made coffee, played Wordle and sent Cait </text:span><text:span text:style-name="T58">off to work around 11. I transcribed a podcast with a venture capitalist who backs cybersecurity </text:span><text:soft-page-break/><text:span text:style-name="T58">companies, did the laundry, and then a file w/ the IT person for Mark Anthony Group for the past 19 years, and then did the dishes.</text:span></text:p>
      <text:p text:style-name="P342"><text:span text:style-name="T58"><text:s text:c="3"/>I walked up to Country Club and hung out w/ Cam &amp; Barbie until Cait showed up. We soon checked out Frank’s new shop before going home, smoking weed and writing in my journal.</text:span></text:p>
      <text:p text:style-name="P342"><text:span text:style-name="T58"/></text:p>
      <text:p text:style-name="P344">V.XXVII</text:p>
      <text:p text:style-name="P345"><text:span text:style-name="T2"/></text:p>
      <text:p text:style-name="P345"><text:span text:style-name="T2">Woke, made coffee and kissed Cait off to work. I walked down to Middlemont and we ran through all the songs for our set. It was the day of the show! Meliss and I picked up a couple drum things from Kev’s house, and then I walked to UJ for a turkey panini, which I ate on my porch.</text:span></text:p>
      <text:p text:style-name="P345"><text:span text:style-name="T2"><text:s text:c="3"/>We drove to Greagle, sound checked and played a great set to about 55 people. It was good to see my dad, Gary, Fox, Darwin, Grant, Francis, Bean, Walker, Laura, Jess and others. We drove to Cellarest and made some new friends while listening to Dan under a double rainbow——Jason &amp; Andrew.</text:span></text:p>
      <text:p text:style-name="P345"><text:span text:style-name="T2"><text:s text:c="3"/>I had one at the Pump w/ Eric, then poked my head in the Pub and UJ, but decided to go home, eat a tiny mushroom and lay in bed.</text:span></text:p>
      <text:p text:style-name="P345"><text:span text:style-name="T2"/></text:p>
      <text:p text:style-name="P345">V.XXIII</text:p>
      <text:p text:style-name="P345"><text:span text:style-name="T2"/></text:p>
      <text:p text:style-name="P345"><text:span text:style-name="T2">Let’s see, I woke up, did a transcription for the Life Coach School, ate the other half of my burrito and had one w/ Francis &amp; Will at the Pump. I couldn’t decide what else to eat, so I poked my head into the Pub, Grata, Leo’s House of Thirst, Jersey Mike’s and finally settled on Papa John’s.</text:span></text:p>
      <text:p text:style-name="P345"><text:soft-page-break/><text:span text:style-name="T2"><text:s text:c="3"/>I walked home w/ a Super Hawaiian, did a transcription about a Davis UWC Student from Ukraine, and, due to late night coffee, stayed up doing nothing til 3AM.</text:span></text:p>
      <text:p text:style-name="P345"><text:span text:style-name="T2"/></text:p>
      <text:p text:style-name="P346">V.XXIX</text:p>
      <text:p text:style-name="P346"><text:span text:style-name="T2"/></text:p>
      <text:p text:style-name="P346"><text:span text:style-name="T2">I woke, made a pourover and read on the porch, and also chatted w/ PJ. Ryan told me at the last possible minute that his battery was dead and tried to cancel the gig, but I ordered an Uber——very chatt. Ryan was very tired, but we played a good set to Grant and some strangers. I drank two glasses of champagne.</text:span></text:p>
      <text:p text:style-name="P346"><text:span text:style-name="T2"><text:s text:c="3"/>Melissa picked us up and dropped me at home. Cait gave me gifts like a wolf shirt. We made love, went to Tacos Jalisco, watched Impromptu, which we loved, and fell asleep.</text:span></text:p>
      <text:p text:style-name="P346"><text:span text:style-name="T2"/></text:p>
      <text:p text:style-name="P346">V.XXX</text:p>
      <text:p text:style-name="P346"><text:span text:style-name="T2"/></text:p>
      <text:p text:style-name="P346"><text:span text:style-name="T2">Cait woke me w/ coffee. We’d both slept</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274"/>
      <text:p text:style-name="P12"/>
      <text:p text:style-name="P12"/>
      <text:p text:style-name="P12"/>
      <text:p text:style-name="P12"/>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4T20:44:06.625360780</dc:date>
    <meta:editing-duration>P8DT8H23S</meta:editing-duration>
    <meta:editing-cycles>258</meta:editing-cycles>
    <meta:generator>LibreOffice/7.3.7.2$Linux_X86_64 LibreOffice_project/30$Build-2</meta:generator>
    <meta:print-date>2024-07-07T17:40:57.703901491</meta:print-date>
    <meta:document-statistic meta:table-count="0" meta:image-count="0" meta:object-count="0" meta:page-count="90" meta:paragraph-count="683" meta:word-count="20090" meta:character-count="103440" meta:non-whitespace-character-count="83385"/>
  </office:meta>
</office:document-meta>
</file>